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adornments="Regular" style:font-pitch="variable" style:font-charset="x-symbol"/>
    <style:font-face style:name="Wingdings" svg:font-family="Wingdings" style:font-adornments="Regular" style:font-pitch="variable" style:font-charset="x-symbol"/>
    <style:font-face style:name="F1" svg:font-family=""/>
    <style:font-face style:name="Arial4" svg:font-family="Arial"/>
    <style:font-face style:name="Lohit Devanagari1" svg:font-family="'Lohit Devanagari'"/>
    <style:font-face style:name="Courier New1" svg:font-family="'Courier New'" style:font-adornments="Regular"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Sylfaen" svg:font-family="Sylfaen" style:font-family-generic="roman" style:font-pitch="variable"/>
    <style:font-face style:name="Tahoma" svg:font-family="Tahoma" style:font-family-generic="roman" style:font-pitch="variable"/>
    <style:font-face style:name="Arial" svg:font-family="Arial" style:font-family-generic="swiss" style:font-pitch="variable"/>
    <style:font-face style:name="Arial2" svg:font-family="Arial" style:font-adornments="Regular" style:font-family-generic="swiss" style:font-pitch="variable"/>
    <style:font-face style:name="Cambria1" svg:font-family="Cambria" style:font-family-generic="swiss" style:font-pitch="variable"/>
    <style:font-face style:name="Liberation Sans" svg:font-family="'Liberation Sans'" style:font-family-generic="swiss" style:font-pitch="variable"/>
    <style:font-face style:name="F" svg:font-family="" style:font-family-generic="system" style:font-pitch="variable"/>
    <style:font-face style:name="Arial3"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Lohit Devanagari" svg:font-family="'Lohit Devanagari'" style:font-family-generic="system" style:font-pitch="variable"/>
    <style:font-face style:name="Lucida Sans Unicode" svg:font-family="'Lucida Sans Unicode'"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automatic-styles>
    <style:style style:name="Table2" style:family="table">
      <style:table-properties style:width="7.6507in" fo:margin-left="-0.0785in" fo:margin-top="0in" fo:margin-bottom="0in" table:align="left" style:writing-mode="lr-tb"/>
    </style:style>
    <style:style style:name="Table2.A" style:family="table-column">
      <style:table-column-properties style:column-width="3.825in"/>
    </style:style>
    <style:style style:name="Table2.1" style:family="table-row">
      <style:table-row-properties fo:keep-together="auto"/>
    </style:style>
    <style:style style:name="Table2.A1" style:family="table-cell">
      <style:table-cell-properties fo:padding-left="0.0785in" fo:padding-right="0.075in" fo:padding-top="0in" fo:padding-bottom="0in" fo:border="0.5pt solid #00000a"/>
    </style:style>
    <style:style style:name="Table3" style:family="table">
      <style:table-properties style:width="7.65in" fo:margin-left="-0.0785in" fo:margin-top="0in" fo:margin-bottom="0in" table:align="left" style:writing-mode="lr-tb"/>
    </style:style>
    <style:style style:name="Table3.A" style:family="table-column">
      <style:table-column-properties style:column-width="2.55in"/>
    </style:style>
    <style:style style:name="Table3.1" style:family="table-row">
      <style:table-row-properties fo:keep-together="auto"/>
    </style:style>
    <style:style style:name="Table3.A1" style:family="table-cell">
      <style:table-cell-properties fo:padding-left="0.0785in" fo:padding-right="0.075in" fo:padding-top="0in" fo:padding-bottom="0in" fo:border="0.5pt solid #00000a"/>
    </style:style>
    <style:style style:name="Table4" style:family="table">
      <style:table-properties style:width="4.4542in" fo:margin-left="-0.0785in" fo:margin-top="0in" fo:margin-bottom="0in" table:align="left" style:writing-mode="lr-tb"/>
    </style:style>
    <style:style style:name="Table4.A" style:family="table-column">
      <style:table-column-properties style:column-width="1.3868in"/>
    </style:style>
    <style:style style:name="Table4.B" style:family="table-column">
      <style:table-column-properties style:column-width="3.0667in"/>
    </style:style>
    <style:style style:name="Table4.1" style:family="table-row">
      <style:table-row-properties fo:keep-together="auto"/>
    </style:style>
    <style:style style:name="Table4.A1" style:family="table-cell">
      <style:table-cell-properties fo:padding-left="0.0785in" fo:padding-right="0.075in" fo:padding-top="0in" fo:padding-bottom="0in" fo:border="0.5pt solid #00000a"/>
    </style:style>
    <style:style style:name="Table1" style:family="table">
      <style:table-properties style:width="6.6507in" fo:margin-top="0in" fo:margin-bottom="0in" table:align="center" style:writing-mode="lr-tb"/>
    </style:style>
    <style:style style:name="Table1.A" style:family="table-column">
      <style:table-column-properties style:column-width="1.2625in"/>
    </style:style>
    <style:style style:name="Table1.B" style:family="table-column">
      <style:table-column-properties style:column-width="1.2507in"/>
    </style:style>
    <style:style style:name="Table1.C" style:family="table-column">
      <style:table-column-properties style:column-width="1.125in"/>
    </style:style>
    <style:style style:name="Table1.D" style:family="table-column">
      <style:table-column-properties style:column-width="3.0118in"/>
    </style:style>
    <style:style style:name="Table1.1" style:family="table-row">
      <style:table-row-properties fo:keep-together="auto"/>
    </style:style>
    <style:style style:name="Table1.A1" style:family="table-cell">
      <style:table-cell-properties style:vertical-align="middle" fo:background-color="#365f91" fo:padding-left="0.075in" fo:padding-right="0.075in" fo:padding-top="0in" fo:padding-bottom="0in" fo:border-left="0.5pt solid #00000a" fo:border-right="none" fo:border-top="0.5pt solid #00000a" fo:border-bottom="0.5pt solid #00000a">
        <style:background-image/>
      </style:table-cell-properties>
    </style:style>
    <style:style style:name="Table1.B1" style:family="table-cell">
      <style:table-cell-properties style:vertical-align="middle" fo:background-color="#365f91" fo:padding-left="0.075in" fo:padding-right="0.075in" fo:padding-top="0in" fo:padding-bottom="0in" fo:border-left="none" fo:border-right="none" fo:border-top="0.5pt solid #00000a" fo:border-bottom="0.5pt solid #00000a">
        <style:background-image/>
      </style:table-cell-properties>
    </style:style>
    <style:style style:name="Table1.D1" style:family="table-cell">
      <style:table-cell-properties style:vertical-align="middle" fo:background-color="#365f91" fo:padding-left="0.075in" fo:padding-right="0.075in" fo:padding-top="0in" fo:padding-bottom="0in" fo:border-left="none" fo:border-right="0.5pt solid #00000a" fo:border-top="0.5pt solid #00000a" fo:border-bottom="0.5pt solid #00000a">
        <style:background-image/>
      </style:table-cell-properties>
    </style:style>
    <style:style style:name="Table1.A2" style:family="table-cell">
      <style:table-cell-properties style:vertical-align="middle" fo:background-color="#d3dfee" fo:padding-left="0.075in" fo:padding-right="0.075in" fo:padding-top="0in" fo:padding-bottom="0in" fo:border-left="0.5pt solid #00000a" fo:border-right="none" fo:border-top="none" fo:border-bottom="none">
        <style:background-image/>
      </style:table-cell-properties>
    </style:style>
    <style:style style:name="Table1.B2" style:family="table-cell">
      <style:table-cell-properties style:vertical-align="middle" fo:background-color="#d3dfee" fo:padding-left="0.075in" fo:padding-right="0.075in" fo:padding-top="0in" fo:padding-bottom="0in" fo:border="none">
        <style:background-image/>
      </style:table-cell-properties>
    </style:style>
    <style:style style:name="Table1.D2" style:family="table-cell">
      <style:table-cell-properties style:vertical-align="middle" fo:background-color="#d3dfee" fo:padding-left="0.075in" fo:padding-right="0.075in" fo:padding-top="0in" fo:padding-bottom="0in" fo:border-left="none" fo:border-right="0.5pt solid #00000a" fo:border-top="none" fo:border-bottom="none">
        <style:background-image/>
      </style:table-cell-properties>
    </style:style>
    <style:style style:name="Table1.A3" style:family="table-cell">
      <style:table-cell-properties style:vertical-align="middle" fo:padding-left="0.075in" fo:padding-right="0.075in" fo:padding-top="0in" fo:padding-bottom="0in" fo:border-left="0.5pt solid #00000a" fo:border-right="none" fo:border-top="none" fo:border-bottom="0.5pt solid #00000a"/>
    </style:style>
    <style:style style:name="Table1.B3" style:family="table-cell">
      <style:table-cell-properties style:vertical-align="middle" fo:padding-left="0.075in" fo:padding-right="0.075in" fo:padding-top="0in" fo:padding-bottom="0in" fo:border-left="none" fo:border-right="none" fo:border-top="none" fo:border-bottom="0.5pt solid #00000a"/>
    </style:style>
    <style:style style:name="Table1.C3" style:family="table-cell">
      <style:table-cell-properties style:vertical-align="middle" fo:padding-left="0.075in" fo:padding-right="0.075in" fo:padding-top="0in" fo:padding-bottom="0in" fo:border-left="none" fo:border-right="none" fo:border-top="none" fo:border-bottom="0.5pt solid #00000a"/>
    </style:style>
    <style:style style:name="Table1.D3" style:family="table-cell">
      <style:table-cell-properties style:vertical-align="middle" fo:padding-left="0.075in" fo:padding-right="0.075in" fo:padding-top="0in" fo:padding-bottom="0in" fo:border-left="none" fo:border-right="0.5pt solid #00000a" fo:border-top="none" fo:border-bottom="0.5pt solid #00000a"/>
    </style:style>
    <style:style style:name="Table1.A5" style:family="table-cell">
      <style:table-cell-properties style:vertical-align="middle" fo:padding-left="0.075in" fo:padding-right="0.075in" fo:padding-top="0in" fo:padding-bottom="0in" fo:border-left="0.5pt solid #00000a" fo:border-right="0.5pt solid #00000a" fo:border-top="none" fo:border-bottom="none"/>
    </style:style>
    <style:style style:name="Table1.B5" style:family="table-cell">
      <style:table-cell-properties style:vertical-align="middle" fo:padding-left="0.075in" fo:padding-right="0.075in" fo:padding-top="0in" fo:padding-bottom="0in" fo:border-left="0.5pt solid #00000a" fo:border-right="0.5pt solid #00000a" fo:border-top="none" fo:border-bottom="none"/>
    </style:style>
    <style:style style:name="Table1.C5" style:family="table-cell">
      <style:table-cell-properties style:vertical-align="middle" fo:padding-left="0.075in" fo:padding-right="0.075in" fo:padding-top="0in" fo:padding-bottom="0in" fo:border-left="0.5pt solid #00000a" fo:border-right="0.5pt solid #00000a" fo:border-top="none" fo:border-bottom="none"/>
    </style:style>
    <style:style style:name="Table1.D5" style:family="table-cell">
      <style:table-cell-properties style:vertical-align="middle" fo:padding-left="0.075in" fo:padding-right="0.075in" fo:padding-top="0in" fo:padding-bottom="0in" fo:border-left="0.5pt solid #00000a" fo:border-right="0.5pt solid #00000a" fo:border-top="none" fo:border-bottom="none"/>
    </style:style>
    <style:style style:name="Table1.A6" style:family="table-cell">
      <style:table-cell-properties style:vertical-align="middle" fo:background-color="#d3dfee" fo:padding-left="0.075in" fo:padding-right="0.075in" fo:padding-top="0in" fo:padding-bottom="0in" fo:border-left="0.5pt solid #00000a" fo:border-right="0.5pt solid #00000a" fo:border-top="none" fo:border-bottom="none">
        <style:background-image/>
      </style:table-cell-properties>
    </style:style>
    <style:style style:name="Table1.A7" style:family="table-cell">
      <style:table-cell-properties style:vertical-align="middle" fo:padding-left="0.075in" fo:padding-right="0.075in" fo:padding-top="0in" fo:padding-bottom="0in" fo:border-left="0.5pt solid #00000a" fo:border-right="0.5pt solid #00000a" fo:border-top="none" fo:border-bottom="none"/>
    </style:style>
    <style:style style:name="Table1.B7" style:family="table-cell">
      <style:table-cell-properties style:vertical-align="middle" fo:padding-left="0.075in" fo:padding-right="0.075in" fo:padding-top="0in" fo:padding-bottom="0in" fo:border-left="0.5pt solid #00000a" fo:border-right="0.5pt solid #00000a" fo:border-top="none" fo:border-bottom="none"/>
    </style:style>
    <style:style style:name="Table1.C7" style:family="table-cell">
      <style:table-cell-properties style:vertical-align="middle" fo:padding-left="0.075in" fo:padding-right="0.075in" fo:padding-top="0in" fo:padding-bottom="0in" fo:border-left="0.5pt solid #00000a" fo:border-right="0.5pt solid #00000a" fo:border-top="none" fo:border-bottom="none"/>
    </style:style>
    <style:style style:name="Table1.D7" style:family="table-cell">
      <style:table-cell-properties style:vertical-align="middle" fo:padding-left="0.075in" fo:padding-right="0.075in" fo:padding-top="0in" fo:padding-bottom="0in" fo:border-left="0.5pt solid #00000a" fo:border-right="0.5pt solid #00000a" fo:border-top="none" fo:border-bottom="none"/>
    </style:style>
    <style:style style:name="Table1.A9" style:family="table-cell">
      <style:table-cell-properties style:vertical-align="middle" fo:padding-left="0.075in" fo:padding-right="0.075in" fo:padding-top="0in" fo:padding-bottom="0in" fo:border-left="0.5pt solid #00000a" fo:border-right="0.5pt solid #00000a" fo:border-top="none" fo:border-bottom="none"/>
    </style:style>
    <style:style style:name="Table1.B9" style:family="table-cell">
      <style:table-cell-properties style:vertical-align="middle" fo:padding-left="0.075in" fo:padding-right="0.075in" fo:padding-top="0in" fo:padding-bottom="0in" fo:border-left="0.5pt solid #00000a" fo:border-right="0.5pt solid #00000a" fo:border-top="none" fo:border-bottom="none"/>
    </style:style>
    <style:style style:name="Table1.C9" style:family="table-cell">
      <style:table-cell-properties style:vertical-align="middle" fo:padding-left="0.075in" fo:padding-right="0.075in" fo:padding-top="0in" fo:padding-bottom="0in" fo:border-left="0.5pt solid #00000a" fo:border-right="0.5pt solid #00000a" fo:border-top="none" fo:border-bottom="none"/>
    </style:style>
    <style:style style:name="Table1.D9" style:family="table-cell">
      <style:table-cell-properties style:vertical-align="middle" fo:padding-left="0.075in" fo:padding-right="0.075in" fo:padding-top="0in" fo:padding-bottom="0in" fo:border-left="0.5pt solid #00000a" fo:border-right="0.5pt solid #00000a" fo:border-top="none" fo:border-bottom="none"/>
    </style:style>
    <style:style style:name="Table1.A10" style:family="table-cell">
      <style:table-cell-properties style:vertical-align="middle" fo:background-color="#d3dfee" fo:padding-left="0.075in" fo:padding-right="0.075in" fo:padding-top="0in" fo:padding-bottom="0in" fo:border-left="0.5pt solid #00000a" fo:border-right="0.5pt solid #00000a" fo:border-top="none" fo:border-bottom="0.5pt solid #00000a">
        <style:background-image/>
      </style:table-cell-properties>
    </style:style>
    <style:style style:name="P1" style:family="paragraph" style:parent-style-name="Standard">
      <style:text-properties style:font-name="Arial" fo:font-size="12pt" style:font-size-asian="12pt" style:font-size-complex="12pt"/>
    </style:style>
    <style:style style:name="P2" style:family="paragraph" style:parent-style-name="Standard">
      <style:text-properties style:font-name="Arial" fo:font-size="12pt" fo:font-weight="normal" style:font-size-asian="12pt" style:font-weight-asian="normal" style:font-size-complex="12pt" style:font-weight-complex="normal"/>
    </style:style>
    <style:style style:name="P3" style:family="paragraph" style:parent-style-name="Standard">
      <style:paragraph-properties fo:margin-top="0in" fo:margin-bottom="0in" loext:contextual-spacing="false" fo:line-height="100%"/>
      <style:text-properties style:font-name="Arial1" style:font-name-complex="Arial3"/>
    </style:style>
    <style:style style:name="P4" style:family="paragraph" style:parent-style-name="Standard">
      <style:paragraph-properties fo:margin-top="0in" fo:margin-bottom="0in" loext:contextual-spacing="false" fo:line-height="100%"/>
      <style:text-properties style:font-name="Arial1" fo:font-size="10pt" style:font-size-asian="10pt" style:font-name-complex="Arial3" style:font-size-complex="12pt"/>
    </style:style>
    <style:style style:name="P5" style:family="paragraph" style:parent-style-name="Standard">
      <style:paragraph-properties fo:margin-top="0in" fo:margin-bottom="0in" loext:contextual-spacing="false" fo:line-height="100%"/>
      <style:text-properties style:font-name-complex="Arial3"/>
    </style:style>
    <style:style style:name="P6" style:family="paragraph" style:parent-style-name="Standard">
      <style:paragraph-properties fo:margin-top="0in" fo:margin-bottom="0in" loext:contextual-spacing="false" fo:line-height="100%"/>
    </style:style>
    <style:style style:name="P7" style:family="paragraph" style:parent-style-name="Standard">
      <style:paragraph-properties fo:margin-top="0in" fo:margin-bottom="0in" loext:contextual-spacing="false" fo:line-height="100%"/>
      <style:text-properties fo:font-size="12pt" style:font-size-asian="12pt" style:font-size-complex="12pt"/>
    </style:style>
    <style:style style:name="P8" style:family="paragraph" style:parent-style-name="Standard">
      <style:paragraph-properties fo:margin-top="0in" fo:margin-bottom="0in" loext:contextual-spacing="false" fo:line-height="100%"/>
      <style:text-properties style:font-name="Arial" fo:font-size="12pt" style:font-size-asian="12pt" style:font-size-complex="12pt"/>
    </style:style>
    <style:style style:name="P9" style:family="paragraph" style:parent-style-name="Standard">
      <style:paragraph-properties fo:margin-top="0in" fo:margin-bottom="0.0835in" loext:contextual-spacing="false" fo:line-height="100%"/>
    </style:style>
    <style:style style:name="P10" style:family="paragraph" style:parent-style-name="Standard">
      <style:paragraph-properties fo:margin-top="0in" fo:margin-bottom="0.0835in" loext:contextual-spacing="false" fo:line-height="100%"/>
      <style:text-properties style:font-name="Arial1" fo:font-size="10pt" style:font-size-asian="10pt" style:font-size-complex="12pt"/>
    </style:style>
    <style:style style:name="P11" style:family="paragraph" style:parent-style-name="Heading_20_1" style:list-style-name="">
      <style:paragraph-properties fo:text-align="center" style:justify-single-word="false"/>
    </style:style>
    <style:style style:name="P12" style:family="paragraph" style:parent-style-name="Heading_20_1" style:list-style-name="">
      <style:paragraph-properties fo:margin-left="0.3in" fo:margin-right="0in" fo:margin-top="0in" fo:margin-bottom="0in" loext:contextual-spacing="false" fo:text-align="center" style:justify-single-word="false" fo:text-indent="0in" style:auto-text-indent="false" fo:break-before="page"/>
    </style:style>
    <style:style style:name="P13" style:family="paragraph" style:parent-style-name="Heading_20_1" style:list-style-name="WWNum5">
      <style:paragraph-properties fo:margin-top="0in" fo:margin-bottom="0in" loext:contextual-spacing="false" fo:text-align="center" style:justify-single-word="false"/>
    </style:style>
    <style:style style:name="P14" style:family="paragraph" style:parent-style-name="Heading_20_1" style:list-style-name="WWNum5">
      <style:paragraph-properties fo:margin-top="0in" fo:margin-bottom="0in" loext:contextual-spacing="false" fo:text-align="center" style:justify-single-word="false" fo:break-before="page"/>
    </style:style>
    <style:style style:name="P15" style:family="paragraph" style:parent-style-name="Text">
      <style:paragraph-properties fo:text-align="center" style:justify-single-word="false"/>
    </style:style>
    <style:style style:name="P16" style:family="paragraph" style:parent-style-name="Text">
      <style:paragraph-properties fo:text-align="center" style:justify-single-word="false"/>
      <style:text-properties fo:font-size="26pt" style:font-size-asian="26pt" style:font-size-complex="26pt"/>
    </style:style>
    <style:style style:name="P17" style:family="paragraph" style:parent-style-name="Text">
      <style:text-properties fo:color="#1f497d" style:font-name="Arial" fo:font-size="18pt" style:font-size-asian="18pt" style:font-name-complex="Arial3" style:font-size-complex="18pt"/>
    </style:style>
    <style:style style:name="P18" style:family="paragraph" style:parent-style-name="Text">
      <style:paragraph-properties fo:margin-top="0.0835in" fo:margin-bottom="0in" loext:contextual-spacing="false"/>
      <style:text-properties fo:color="#000000" fo:font-style="normal" fo:font-weight="normal" style:font-style-asian="normal" style:font-weight-asian="normal" style:font-style-complex="normal" style:font-weight-complex="normal"/>
    </style:style>
    <style:style style:name="P19" style:family="paragraph" style:parent-style-name="Text">
      <style:paragraph-properties fo:margin-top="0.0835in" fo:margin-bottom="0in" loext:contextual-spacing="false"/>
      <style:text-properties style:font-name="Arial" fo:font-style="normal" style:font-style-asian="normal" style:font-style-complex="normal"/>
    </style:style>
    <style:style style:name="P20" style:family="paragraph" style:parent-style-name="Heading_20_2" style:list-style-name="WWNum5"/>
    <style:style style:name="P21" style:family="paragraph" style:parent-style-name="Heading_20_2" style:list-style-name="WWNum5">
      <style:paragraph-properties fo:margin-top="0in" fo:margin-bottom="0in" loext:contextual-spacing="false"/>
    </style:style>
    <style:style style:name="P22" style:family="paragraph" style:parent-style-name="Heading_20_2" style:list-style-name="WWNum5">
      <style:paragraph-properties fo:margin-left="0.3126in" fo:margin-right="0in" fo:margin-top="0in" fo:margin-bottom="0in" loext:contextual-spacing="false" fo:text-indent="-0.3126in" style:auto-text-indent="false"/>
    </style:style>
    <style:style style:name="P23" style:family="paragraph" style:parent-style-name="table_20_of_20_figures">
      <style:paragraph-properties>
        <style:tab-stops>
          <style:tab-stop style:position="7.4929in" style:type="right" style:leader-style="dotted" style:leader-text="."/>
        </style:tab-stops>
      </style:paragraph-properties>
    </style:style>
    <style:style style:name="P24" style:family="paragraph" style:parent-style-name="table_20_of_20_figures">
      <style:paragraph-properties fo:line-height="100%">
        <style:tab-stops>
          <style:tab-stop style:position="7.4929in" style:type="right" style:leader-style="dotted" style:leader-text="."/>
        </style:tab-stops>
      </style:paragraph-properties>
      <style:text-properties style:font-name="Arial1" fo:font-size="12pt" style:font-size-asian="12pt" style:font-name-complex="Arial3" style:font-size-complex="12pt"/>
    </style:style>
    <style:style style:name="P25" style:family="paragraph" style:parent-style-name="Contents_20_2">
      <style:paragraph-properties>
        <style:tab-stops>
          <style:tab-stop style:position="0.611in"/>
          <style:tab-stop style:position="7.4929in" style:type="right" style:leader-style="dotted" style:leader-text="."/>
        </style:tab-stops>
      </style:paragraph-properties>
    </style:style>
    <style:style style:name="P26" style:family="paragraph" style:parent-style-name="Table_20_Text">
      <style:paragraph-properties fo:margin-top="0in" fo:margin-bottom="0in" loext:contextual-spacing="false" fo:line-height="100%" fo:text-align="start" style:justify-single-word="false"/>
    </style:style>
    <style:style style:name="P27" style:family="paragraph" style:parent-style-name="Table_20_Text">
      <style:paragraph-properties fo:margin-top="0in" fo:margin-bottom="0in" loext:contextual-spacing="false" fo:line-height="100%" fo:text-align="start" style:justify-single-word="false"/>
    </style:style>
    <style:style style:name="P28" style:family="paragraph" style:parent-style-name="Table_20_Text">
      <style:paragraph-properties fo:margin-top="0in" fo:margin-bottom="0in" loext:contextual-spacing="false" fo:line-height="100%" fo:text-align="start" style:justify-single-word="false"/>
      <style:text-properties fo:font-weight="bold" style:font-weight-asian="bold" style:font-weight-complex="bold"/>
    </style:style>
    <style:style style:name="P29" style:family="paragraph" style:parent-style-name="Table_20_Text" style:master-page-name="First_20_Page">
      <style:paragraph-properties style:page-number="auto"/>
    </style:style>
    <style:style style:name="P30" style:family="paragraph" style:parent-style-name="Table_20_Header">
      <style:paragraph-properties fo:margin-top="0in" fo:margin-bottom="0in" loext:contextual-spacing="false" fo:line-height="100%"/>
      <style:text-properties fo:color="#ffffff" style:font-weight-complex="bold"/>
    </style:style>
    <style:style style:name="P31" style:family="paragraph" style:parent-style-name="Table_20_Header">
      <style:paragraph-properties fo:margin-top="0in" fo:margin-bottom="0in" loext:contextual-spacing="false" fo:line-height="100%"/>
      <style:text-properties fo:color="#ffffff" style:font-weight-complex="bold"/>
    </style:style>
    <style:style style:name="P32" style:family="paragraph" style:parent-style-name="Contents_20_1">
      <style:paragraph-properties>
        <style:tab-stops>
          <style:tab-stop style:position="0.2799in"/>
          <style:tab-stop style:position="7.4929in" style:type="right" style:leader-style="dotted" style:leader-text="."/>
        </style:tab-stops>
      </style:paragraph-properties>
    </style:style>
    <style:style style:name="P33" style:family="paragraph" style:parent-style-name="Contents_20_1">
      <style:paragraph-properties>
        <style:tab-stops>
          <style:tab-stop style:position="7.4929in" style:type="right" style:leader-style="dotted" style:leader-text="."/>
        </style:tab-stops>
      </style:paragraph-properties>
    </style:style>
    <style:style style:name="P34" style:family="paragraph" style:parent-style-name="TOC_20_Heading" style:list-style-name="WWNum0">
      <style:paragraph-properties fo:margin-top="0in" fo:margin-bottom="0.139in" loext:contextual-spacing="false" fo:line-height="100%"/>
      <style:text-properties fo:color="#1f497d" style:font-name="Arial" fo:font-size="18pt" style:font-size-asian="18pt" style:font-name-complex="Arial3" style:font-size-complex="18pt"/>
    </style:style>
    <style:style style:name="P35" style:family="paragraph" style:parent-style-name="TOC_20_Heading" style:list-style-name="WWNum0">
      <style:paragraph-properties fo:margin-top="0in" fo:margin-bottom="0.139in" loext:contextual-spacing="false" fo:line-height="100%"/>
    </style:style>
    <style:style style:name="P36" style:family="paragraph" style:parent-style-name="TOC_20_Heading" style:list-style-name="WWNum0">
      <style:paragraph-properties fo:margin-top="0in" fo:margin-bottom="0.139in" loext:contextual-spacing="false" fo:line-height="100%"/>
    </style:style>
    <style:style style:name="P37" style:family="paragraph" style:parent-style-name="TOC_20_Heading" style:list-style-name="WWNum0">
      <style:paragraph-properties fo:margin-top="0in" fo:margin-bottom="0.139in" loext:contextual-spacing="false" fo:line-height="100%" fo:break-before="page"/>
    </style:style>
    <style:style style:name="P38" style:family="paragraph" style:parent-style-name="Header">
      <style:paragraph-properties fo:text-align="center" style:justify-single-word="false"/>
    </style:style>
    <style:style style:name="P39" style:family="paragraph" style:parent-style-name="Header">
      <style:paragraph-properties fo:text-align="center" style:justify-single-word="false"/>
      <style:text-properties style:font-name="Courier New" fo:font-size="12pt" style:font-size-asian="12pt" style:font-name-complex="Courier New2" style:font-size-complex="12pt"/>
    </style:style>
    <style:style style:name="P40" style:family="paragraph" style:parent-style-name="caption">
      <style:paragraph-properties fo:margin-top="0in" fo:margin-bottom="0in" loext:contextual-spacing="false" fo:line-height="100%" fo:keep-with-next="always"/>
    </style:style>
    <style:style style:name="P41" style:family="paragraph" style:parent-style-name="caption">
      <style:paragraph-properties fo:margin-top="0in" fo:margin-bottom="0in" loext:contextual-spacing="false" fo:line-height="100%" fo:text-align="start" style:justify-single-word="false" fo:keep-with-next="always"/>
    </style:style>
    <style:style style:name="P42" style:family="paragraph" style:parent-style-name="Footer">
      <style:paragraph-properties fo:text-align="end" style:justify-single-word="false"/>
    </style:style>
    <style:style style:name="P43" style:family="paragraph" style:parent-style-name="List_20_Paragraph" style:list-style-name="WWNum10"/>
    <style:style style:name="P44" style:family="paragraph" style:parent-style-name="List_20_Paragraph" style:list-style-name="WWNum11"/>
    <style:style style:name="P45" style:family="paragraph" style:parent-style-name="List_20_Paragraph" style:list-style-name="WWNum12"/>
    <style:style style:name="P46" style:family="paragraph" style:parent-style-name="List_20_Paragraph" style:list-style-name="WWNum13"/>
    <style:style style:name="P47" style:family="paragraph" style:parent-style-name="List_20_Paragraph" style:list-style-name="WWNum14"/>
    <style:style style:name="P48" style:family="paragraph" style:parent-style-name="List_20_Paragraph" style:list-style-name="WWNum47"/>
    <style:style style:name="P49" style:family="paragraph" style:parent-style-name="List_20_Paragraph" style:list-style-name="WWNum15"/>
    <style:style style:name="P50" style:family="paragraph" style:parent-style-name="List_20_Paragraph" style:list-style-name="WWNum16"/>
    <style:style style:name="P51" style:family="paragraph" style:parent-style-name="List_20_Paragraph" style:list-style-name="WWNum17"/>
    <style:style style:name="P52" style:family="paragraph" style:parent-style-name="List_20_Paragraph" style:list-style-name="WWNum18"/>
    <style:style style:name="P53" style:family="paragraph" style:parent-style-name="List_20_Paragraph" style:list-style-name="WWNum48"/>
    <style:style style:name="P54" style:family="paragraph" style:parent-style-name="List_20_Paragraph" style:list-style-name="WWNum49"/>
    <style:style style:name="P55" style:family="paragraph" style:parent-style-name="List_20_Paragraph" style:list-style-name="WWNum34"/>
    <style:style style:name="P56" style:family="paragraph" style:parent-style-name="List_20_Paragraph" style:list-style-name="WWNum33"/>
    <style:style style:name="P57" style:family="paragraph" style:parent-style-name="List_20_Paragraph" style:list-style-name="WWNum35"/>
    <style:style style:name="P58" style:family="paragraph" style:parent-style-name="List_20_Paragraph" style:list-style-name="WWNum36"/>
    <style:style style:name="P59" style:family="paragraph" style:parent-style-name="List_20_Paragraph" style:list-style-name="WWNum37"/>
    <style:style style:name="P60" style:family="paragraph" style:parent-style-name="List_20_Paragraph" style:list-style-name="WWNum38"/>
    <style:style style:name="P61" style:family="paragraph" style:parent-style-name="List_20_Paragraph" style:list-style-name="WWNum41"/>
    <style:style style:name="P62" style:family="paragraph" style:parent-style-name="List_20_Paragraph" style:list-style-name="WWNum42"/>
    <style:style style:name="P63" style:family="paragraph" style:parent-style-name="List_20_Paragraph" style:list-style-name="WWNum43"/>
    <style:style style:name="P64" style:family="paragraph" style:parent-style-name="List_20_Paragraph" style:list-style-name="WWNum44"/>
    <style:style style:name="P65" style:family="paragraph" style:parent-style-name="List_20_Paragraph" style:list-style-name="WWNum39"/>
    <style:style style:name="P66" style:family="paragraph" style:parent-style-name="List_20_Paragraph" style:list-style-name="WWNum40"/>
    <style:style style:name="P67" style:family="paragraph" style:parent-style-name="List_20_Paragraph" style:list-style-name="WWNum46"/>
    <style:style style:name="P68" style:family="paragraph" style:parent-style-name="List_20_Paragraph">
      <style:paragraph-properties fo:margin-left="0in" fo:margin-right="0in" fo:text-indent="0in" style:auto-text-indent="false"/>
    </style:style>
    <style:style style:name="P69" style:family="paragraph" style:parent-style-name="List_20_Paragraph">
      <style:paragraph-properties fo:margin-left="0in" fo:margin-right="0in" fo:text-indent="0in" style:auto-text-indent="false"/>
      <style:text-properties style:font-name="Arial1" fo:font-size="10pt" style:font-size-asian="10pt" style:font-name-complex="Arial3" style:font-size-complex="12pt"/>
    </style:style>
    <style:style style:name="P70" style:family="paragraph" style:parent-style-name="List_20_Paragraph">
      <style:paragraph-properties fo:margin-left="0.1252in" fo:margin-right="0in" fo:text-indent="0in" style:auto-text-indent="false"/>
    </style:style>
    <style:style style:name="P71" style:family="paragraph" style:parent-style-name="List_20_Paragraph" style:list-style-name="WWNum9">
      <style:paragraph-properties fo:margin-left="0.5in" fo:margin-right="0in" fo:text-indent="0in" style:auto-text-indent="false">
        <style:tab-stops>
          <style:tab-stop style:position="0.3752in"/>
        </style:tab-stops>
      </style:paragraph-properties>
    </style:style>
    <style:style style:name="P72" style:family="paragraph" style:parent-style-name="List_20_Paragraph" style:list-style-name="WWNum7">
      <style:paragraph-properties fo:margin-left="0.5in" fo:margin-right="0in" fo:text-indent="-0.25in" style:auto-text-indent="false"/>
    </style:style>
    <style:style style:name="P73" style:family="paragraph" style:parent-style-name="List_20_Paragraph" style:list-style-name="WWNum8">
      <style:paragraph-properties fo:margin-left="0.5in" fo:margin-right="0in" fo:text-indent="-0.25in" style:auto-text-indent="false"/>
    </style:style>
    <style:style style:name="P74" style:family="paragraph" style:parent-style-name="List_20_Paragraph" style:list-style-name="WWNum6">
      <style:paragraph-properties fo:margin-top="0in" fo:margin-bottom="0.0835in" loext:contextual-spacing="false" fo:line-height="100%"/>
    </style:style>
    <style:style style:name="P75" style:family="paragraph" style:parent-style-name="List_20_Paragraph" style:list-style-name="WWNum38">
      <style:paragraph-properties fo:margin-top="0in" fo:margin-bottom="0in" loext:contextual-spacing="false" fo:line-height="100%"/>
    </style:style>
    <style:style style:name="P76" style:family="paragraph" style:parent-style-name="List_20_Paragraph" style:list-style-name="WWNum35">
      <style:paragraph-properties fo:margin-top="0in" fo:margin-bottom="0in" loext:contextual-spacing="false" fo:line-height="100%"/>
      <style:text-properties fo:font-size="12pt" style:font-size-asian="12pt" style:font-size-complex="12pt"/>
    </style:style>
    <style:style style:name="P77" style:family="paragraph" style:parent-style-name="List_20_Paragraph" style:list-style-name="WWNum35">
      <style:paragraph-properties fo:margin-left="0in" fo:margin-right="0in" fo:margin-top="0in" fo:margin-bottom="0in" loext:contextual-spacing="false" fo:line-height="100%" fo:text-indent="0in" style:auto-text-indent="false"/>
      <style:text-properties fo:font-size="12pt" style:font-size-asian="12pt" style:font-size-complex="12pt"/>
    </style:style>
    <style:style style:name="T1" style:family="text">
      <style:text-properties fo:font-size="26pt" style:font-size-asian="26pt" style:font-size-complex="26pt"/>
    </style:style>
    <style:style style:name="T2" style:family="text">
      <style:text-properties fo:color="#1f497d" style:font-name="Arial1" fo:font-size="18pt" style:font-size-asian="18pt" style:font-name-complex="Arial3" style:font-size-complex="18pt"/>
    </style:style>
    <style:style style:name="T3" style:family="text">
      <style:text-properties fo:color="#1f497d" style:font-name="Arial1" fo:font-size="18pt" officeooo:rsid="001099b9" style:font-size-asian="18pt" style:font-name-complex="Arial3" style:font-size-complex="18pt"/>
    </style:style>
    <style:style style:name="T4" style:family="text">
      <style:text-properties fo:color="#1f497d" style:font-name="Arial1" fo:font-weight="bold" style:font-weight-asian="bold" style:font-name-complex="Arial3"/>
    </style:style>
    <style:style style:name="T5" style:family="text">
      <style:text-properties fo:color="#1f497d" style:font-name-complex="Arial3"/>
    </style:style>
    <style:style style:name="T6" style:family="text">
      <style:text-properties fo:color="#1f497d"/>
    </style:style>
    <style:style style:name="T7" style:family="text">
      <style:text-properties fo:color="#1f497d" fo:font-size="10pt" style:font-size-asian="10pt" style:font-name-complex="Arial3" style:font-size-complex="10pt"/>
    </style:style>
    <style:style style:name="T8" style:family="text">
      <style:text-properties fo:font-weight="bold" style:font-weight-asian="bold"/>
    </style:style>
    <style:style style:name="T9" style:family="text">
      <style:text-properties style:font-name-asian="F"/>
    </style:style>
    <style:style style:name="T10" style:family="text">
      <style:text-properties text:display="true"/>
    </style:style>
    <style:style style:name="T11" style:family="text">
      <style:text-properties style:font-name-complex="Arial3"/>
    </style:style>
    <style:style style:name="T12" style:family="text">
      <style:text-properties style:font-name="Arial1" style:font-name-complex="Arial3"/>
    </style:style>
    <style:style style:name="T13" style:family="text">
      <style:text-properties style:font-name="Arial1" fo:font-size="10pt" style:font-size-asian="10pt" style:font-size-complex="12pt"/>
    </style:style>
    <style:style style:name="T14" style:family="text">
      <style:text-properties style:font-name="Arial1" fo:font-size="10pt" style:font-size-asian="10pt" style:font-name-complex="Arial3" style:font-size-complex="12pt"/>
    </style:style>
    <style:style style:name="T15" style:family="text">
      <style:text-properties style:font-name="Arial1" fo:font-size="10pt" fo:font-weight="bold" style:font-size-asian="10pt" style:font-weight-asian="bold" style:font-name-complex="Arial3" style:font-size-complex="12pt"/>
    </style:style>
    <style:style style:name="T16" style:family="text">
      <style:text-properties fo:font-size="10pt" style:font-size-asian="10pt" style:font-size-complex="12pt"/>
    </style:style>
    <style:style style:name="T17" style:family="text">
      <style:text-properties fo:font-size="12pt" style:font-size-asian="12pt" style:font-size-complex="12pt"/>
    </style:style>
    <style:style style:name="T18" style:family="text">
      <style:text-properties fo:color="#00000a" style:font-name="Calibri" style:font-size-complex="10pt"/>
    </style:style>
    <style:style style:name="T19" style:family="text">
      <style:text-properties fo:color="#00000a" style:font-name="Calibri" fo:font-weight="normal" style:font-weight-asian="normal" style:font-size-complex="10pt"/>
    </style:style>
    <style:style style:name="T20" style:family="text">
      <style:text-properties fo:color="#00000a" style:font-size-complex="10pt"/>
    </style:style>
    <style:style style:name="T21" style:family="text">
      <style:text-properties fo:color="#00000a" fo:font-weight="normal" style:font-weight-asian="normal" style:font-size-complex="10pt"/>
    </style:style>
    <style:style style:name="T22" style:family="text">
      <style:text-properties officeooo:rsid="001099b9"/>
    </style:style>
    <style:style style:name="fr1" style:family="graphic" style:parent-style-name="Frame">
      <style:graphic-properties fo:margin-left="0.1252in" fo:margin-right="0.1252in" fo:margin-top="0in" fo:margin-bottom="0in" style:vertical-pos="from-top" style:vertical-rel="paragraph" style:horizontal-pos="center" style:horizontal-rel="page-content" draw:opacity="0%" fo:padding="0in" fo:border="none"/>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
      <text:p text:style-name="Text"/>
      <text:p text:style-name="Text"/>
      <text:p text:style-name="Text"><text:bookmark text:name="_GoBack"/></text:p>
      <text:p text:style-name="Text"/>
      <text:p text:style-name="Text"/>
      <text:p text:style-name="Text"/>
      <text:p text:style-name="Text"/>
      <text:p text:style-name="Text"/>
      <text:p text:style-name="Text"/>
      <text:p text:style-name="Text"/>
      <text:p text:style-name="Text"/>
      <text:p text:style-name="P15"><text:span text:style-name="T1">Red Hat Identity Management</text:span></text:p>
      <text:p text:style-name="P15"><text:span text:style-name="T1">Replica Build Design Document</text:span></text:p>
      <text:p text:style-name="P16"/>
      <text:p text:style-name="P15"><text:span text:style-name="T1">Version 1.0</text:span></text:p>
      <text:p text:style-name="Text"/>
      <text:p text:style-name="Text"/>
      <text:p text:style-name="Text"/>
      <text:p text:style-name="Text"/>
      <text:p text:style-name="Text"/>
      <text:p text:style-name="Text"/>
      <text:p text:style-name="Text"/>
      <text:p text:style-name="Text"/>
      <text:p text:style-name="Text"/>
      <text:p text:style-name="Text"/>
      <text:p text:style-name="Text"/>
      <text:p text:style-name="Text"/>
      <text:p text:style-name="Text"/>
      <text:p text:style-name="P17"><text:soft-page-break/></text:p>
      <text:p text:style-name="P35"><text:span text:style-name="T2">Version History</text:span></text:p>
      <text:p text:style-name="P34"><draw:frame draw:style-name="fr1" draw:name="Frame1" text:anchor-type="paragraph" svg:y="0.7807in" svg:width="6.6508in" draw:z-index="0"><draw:text-box fo:min-height="0in"><table:table table:name="Table1" table:style-name="Table1"><table:table-column table:style-name="Table1.A"/><table:table-column table:style-name="Table1.B"/><table:table-column table:style-name="Table1.C"/><table:table-column table:style-name="Table1.D"/><table:table-row table:style-name="Table1.1"><table:table-cell table:style-name="Table1.A1" office:value-type="string"><text:p text:style-name="P30"><text:span text:style-name="T8">Version Number</text:span></text:p></table:table-cell><table:table-cell table:style-name="Table1.B1" office:value-type="string"><text:p text:style-name="P30"><text:span text:style-name="T8">Date</text:span></text:p></table:table-cell><table:table-cell table:style-name="Table1.B1" office:value-type="string"><text:p text:style-name="P30"><text:span text:style-name="T8">Author</text:span></text:p></table:table-cell><table:table-cell table:style-name="Table1.D1" office:value-type="string"><text:p text:style-name="P30"><text:span text:style-name="T8">Summary of Changes</text:span></text:p></table:table-cell></table:table-row><table:table-row table:style-name="Table1.1"><table:table-cell table:style-name="Table1.A2" office:value-type="string"><text:p text:style-name="P28">1.0</text:p></table:table-cell><table:table-cell table:style-name="Table1.B2" office:value-type="string"><text:p text:style-name="P26">5/1/2015</text:p></table:table-cell><table:table-cell table:style-name="Table1.B2" office:value-type="string"><text:p text:style-name="P26">Dan Rohr</text:p></table:table-cell><table:table-cell table:style-name="Table1.D2" office:value-type="string"><text:p text:style-name="P26">Initial draft</text:p></table:table-cell></table:table-row><table:table-row table:style-name="Table1.1"><table:table-cell table:style-name="Table1.A3" office:value-type="string"><text:p text:style-name="P28">1.1</text:p></table:table-cell><table:table-cell table:style-name="Table1.B3" office:value-type="string"><text:p text:style-name="P26">8/3/2015</text:p></table:table-cell><table:table-cell table:style-name="Table1.C3" office:value-type="string"><text:p text:style-name="P26">Dan Rohr</text:p></table:table-cell><table:table-cell table:style-name="Table1.D3" office:value-type="string"><text:p text:style-name="P26">Formatting Updates</text:p></table:table-cell></table:table-row><table:table-row table:style-name="Table1.1"><table:table-cell table:style-name="Table1.A2" office:value-type="string"><text:p text:style-name="P28"/></table:table-cell><table:table-cell table:style-name="Table1.B2" office:value-type="string"><text:p text:style-name="P26"/></table:table-cell><table:table-cell table:style-name="Table1.B2" office:value-type="string"><text:p text:style-name="P26"/></table:table-cell><table:table-cell table:style-name="Table1.D2" office:value-type="string"><text:p text:style-name="P26"/></table:table-cell></table:table-row><table:table-row table:style-name="Table1.1"><table:table-cell table:style-name="Table1.A5" office:value-type="string"><text:p text:style-name="P28"/></table:table-cell><table:table-cell table:style-name="Table1.B5" office:value-type="string"><text:p text:style-name="P26"/></table:table-cell><table:table-cell table:style-name="Table1.C5" office:value-type="string"><text:p text:style-name="P26"/></table:table-cell><table:table-cell table:style-name="Table1.D5" office:value-type="string"><text:p text:style-name="P26"/></table:table-cell></table:table-row><table:table-row table:style-name="Table1.1"><table:table-cell table:style-name="Table1.A6" office:value-type="string"><text:p text:style-name="P28"/></table:table-cell><table:table-cell table:style-name="Table1.A6" office:value-type="string"><text:p text:style-name="P26"/></table:table-cell><table:table-cell table:style-name="Table1.A6" office:value-type="string"><text:p text:style-name="P26"/></table:table-cell><table:table-cell table:style-name="Table1.A6" office:value-type="string"><text:p text:style-name="P26"/></table:table-cell></table:table-row><table:table-row table:style-name="Table1.1"><table:table-cell table:style-name="Table1.A7" office:value-type="string"><text:p text:style-name="P28"/></table:table-cell><table:table-cell table:style-name="Table1.B7" office:value-type="string"><text:p text:style-name="P26"/></table:table-cell><table:table-cell table:style-name="Table1.C7" office:value-type="string"><text:p text:style-name="P26"/></table:table-cell><table:table-cell table:style-name="Table1.D7" office:value-type="string"><text:p text:style-name="P26"/></table:table-cell></table:table-row><table:table-row table:style-name="Table1.1"><table:table-cell table:style-name="Table1.A6" office:value-type="string"><text:p text:style-name="P28"/></table:table-cell><table:table-cell table:style-name="Table1.A6" office:value-type="string"><text:p text:style-name="P26"/></table:table-cell><table:table-cell table:style-name="Table1.A6" office:value-type="string"><text:p text:style-name="P26"/></table:table-cell><table:table-cell table:style-name="Table1.A6" office:value-type="string"><text:p text:style-name="P26"/></table:table-cell></table:table-row><table:table-row table:style-name="Table1.1"><table:table-cell table:style-name="Table1.A9" office:value-type="string"><text:p text:style-name="P28"/></table:table-cell><table:table-cell table:style-name="Table1.B9" office:value-type="string"><text:p text:style-name="P26"/></table:table-cell><table:table-cell table:style-name="Table1.C9" office:value-type="string"><text:p text:style-name="P26"/></table:table-cell><table:table-cell table:style-name="Table1.D9" office:value-type="string"><text:p text:style-name="P26"/></table:table-cell></table:table-row><table:table-row table:style-name="Table1.1"><table:table-cell table:style-name="Table1.A10" office:value-type="string"><text:p text:style-name="P28"/></table:table-cell><table:table-cell table:style-name="Table1.A10" office:value-type="string"><text:p text:style-name="P26"/></table:table-cell><table:table-cell table:style-name="Table1.A10" office:value-type="string"><text:p text:style-name="P26"/></table:table-cell><table:table-cell table:style-name="Table1.A10" office:value-type="string"><text:p text:style-name="P26"/></table:table-cell></table:table-row></table:table></draw:text-box></draw:frame></text:p>
      <text:p text:style-name="P37"><text:span text:style-name="T2">Table of Contents</text:span></text:p>
      <text:p text:style-name="P6"/>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32"><text:a xlink:type="simple" xlink:href="#_Toc419464283" text:style-name="Index_20_Link" text:visited-style-name="Index_20_Link">1</text:a><text:a xlink:type="simple" xlink:href="#_Toc419464283" text:style-name="Index_20_Link" text:visited-style-name="Index_20_Link"><text:span text:style-name="T9"><text:tab/></text:span></text:a><text:a xlink:type="simple" xlink:href="#_Toc419464283" text:style-name="Index_20_Link" text:visited-style-name="Index_20_Link">Introduction</text:a><text:a xlink:type="simple" xlink:href="#_Toc419464283" text:style-name="Index_20_Link" text:visited-style-name="Index_20_Link"><text:span text:style-name="T10"><text:tab/>5</text:span></text:a></text:p>
          <text:p text:style-name="P25"><text:a xlink:type="simple" xlink:href="#_Toc419464284" text:style-name="Index_20_Link" text:visited-style-name="Index_20_Link"><text:span text:style-name="T11">1.1</text:span></text:a><text:a xlink:type="simple" xlink:href="#_Toc419464284" text:style-name="Index_20_Link" text:visited-style-name="Index_20_Link"><text:span text:style-name="T9"><text:tab/></text:span></text:a><text:a xlink:type="simple" xlink:href="#_Toc419464284" text:style-name="Index_20_Link" text:visited-style-name="Index_20_Link"><text:span text:style-name="T11">Build Overview</text:span></text:a><text:a xlink:type="simple" xlink:href="#_Toc419464284" text:style-name="Index_20_Link" text:visited-style-name="Index_20_Link"><text:span text:style-name="T10"><text:tab/>5</text:span></text:a></text:p>
          <text:p text:style-name="P25"><text:a xlink:type="simple" xlink:href="#_Toc419464285" text:style-name="Index_20_Link" text:visited-style-name="Index_20_Link">1.2</text:a><text:a xlink:type="simple" xlink:href="#_Toc419464285" text:style-name="Index_20_Link" text:visited-style-name="Index_20_Link"><text:span text:style-name="T9"><text:tab/></text:span></text:a><text:a xlink:type="simple" xlink:href="#_Toc419464285" text:style-name="Index_20_Link" text:visited-style-name="Index_20_Link">IdM Replica Specific Considerations</text:a><text:a xlink:type="simple" xlink:href="#_Toc419464285" text:style-name="Index_20_Link" text:visited-style-name="Index_20_Link"><text:span text:style-name="T10"><text:tab/>5</text:span></text:a></text:p>
          <text:p text:style-name="P32"><text:a xlink:type="simple" xlink:href="#_Toc419464286" text:style-name="Index_20_Link" text:visited-style-name="Index_20_Link">2</text:a><text:a xlink:type="simple" xlink:href="#_Toc419464286" text:style-name="Index_20_Link" text:visited-style-name="Index_20_Link"><text:span text:style-name="T9"><text:tab/></text:span></text:a><text:a xlink:type="simple" xlink:href="#_Toc419464286" text:style-name="Index_20_Link" text:visited-style-name="Index_20_Link">Operating System Installation</text:a><text:a xlink:type="simple" xlink:href="#_Toc419464286" text:style-name="Index_20_Link" text:visited-style-name="Index_20_Link"><text:span text:style-name="T10"><text:tab/>6</text:span></text:a></text:p>
          <text:p text:style-name="P25"><text:a xlink:type="simple" xlink:href="#_Toc419464287" text:style-name="Index_20_Link" text:visited-style-name="Index_20_Link"><text:span text:style-name="T11">2.1</text:span></text:a><text:a xlink:type="simple" xlink:href="#_Toc419464287" text:style-name="Index_20_Link" text:visited-style-name="Index_20_Link"><text:span text:style-name="T9"><text:tab/></text:span></text:a><text:a xlink:type="simple" xlink:href="#_Toc419464287" text:style-name="Index_20_Link" text:visited-style-name="Index_20_Link"><text:span text:style-name="T11">Program’s Build Version</text:span></text:a><text:a xlink:type="simple" xlink:href="#_Toc419464287" text:style-name="Index_20_Link" text:visited-style-name="Index_20_Link"><text:span text:style-name="T10"><text:tab/>6</text:span></text:a></text:p>
          <text:p text:style-name="P25"><text:a xlink:type="simple" xlink:href="#_Toc419464288" text:style-name="Index_20_Link" text:visited-style-name="Index_20_Link">2.2</text:a><text:a xlink:type="simple" xlink:href="#_Toc419464288" text:style-name="Index_20_Link" text:visited-style-name="Index_20_Link"><text:span text:style-name="T9"><text:tab/></text:span></text:a><text:a xlink:type="simple" xlink:href="#_Toc419464288" text:style-name="Index_20_Link" text:visited-style-name="Index_20_Link">Partioning Installed</text:a><text:a xlink:type="simple" xlink:href="#_Toc419464288" text:style-name="Index_20_Link" text:visited-style-name="Index_20_Link"><text:span text:style-name="T10"><text:tab/>6</text:span></text:a></text:p>
          <text:p text:style-name="P25"><text:a xlink:type="simple" xlink:href="#_Toc419464289" text:style-name="Index_20_Link" text:visited-style-name="Index_20_Link"><text:span text:style-name="T11">2.3</text:span></text:a><text:a xlink:type="simple" xlink:href="#_Toc419464289" text:style-name="Index_20_Link" text:visited-style-name="Index_20_Link"><text:span text:style-name="T9"><text:tab/></text:span></text:a><text:a xlink:type="simple" xlink:href="#_Toc419464289" text:style-name="Index_20_Link" text:visited-style-name="Index_20_Link"><text:span text:style-name="T11">Software Selection</text:span></text:a><text:a xlink:type="simple" xlink:href="#_Toc419464289" text:style-name="Index_20_Link" text:visited-style-name="Index_20_Link"><text:span text:style-name="T10"><text:tab/>6</text:span></text:a></text:p>
          <text:p text:style-name="P25"><text:a xlink:type="simple" xlink:href="#_Toc419464290" text:style-name="Index_20_Link" text:visited-style-name="Index_20_Link"><text:span text:style-name="T11">2.4</text:span></text:a><text:a xlink:type="simple" xlink:href="#_Toc419464290" text:style-name="Index_20_Link" text:visited-style-name="Index_20_Link"><text:span text:style-name="T9"><text:tab/></text:span></text:a><text:a xlink:type="simple" xlink:href="#_Toc419464290" text:style-name="Index_20_Link" text:visited-style-name="Index_20_Link"><text:span text:style-name="T11">Networking Configuration</text:span></text:a><text:a xlink:type="simple" xlink:href="#_Toc419464290" text:style-name="Index_20_Link" text:visited-style-name="Index_20_Link"><text:span text:style-name="T10"><text:tab/>7</text:span></text:a></text:p>
          <text:p text:style-name="P25"><text:a xlink:type="simple" xlink:href="#_Toc419464291" text:style-name="Index_20_Link" text:visited-style-name="Index_20_Link"><text:span text:style-name="T11">2.5</text:span></text:a><text:a xlink:type="simple" xlink:href="#_Toc419464291" text:style-name="Index_20_Link" text:visited-style-name="Index_20_Link"><text:span text:style-name="T9"><text:tab/></text:span></text:a><text:a xlink:type="simple" xlink:href="#_Toc419464291" text:style-name="Index_20_Link" text:visited-style-name="Index_20_Link"><text:span text:style-name="T11">User Settings</text:span></text:a><text:a xlink:type="simple" xlink:href="#_Toc419464291" text:style-name="Index_20_Link" text:visited-style-name="Index_20_Link"><text:span text:style-name="T10"><text:tab/>7</text:span></text:a></text:p>
          <text:p text:style-name="P32"><text:a xlink:type="simple" xlink:href="#_Toc419464292" text:style-name="Index_20_Link" text:visited-style-name="Index_20_Link">3</text:a><text:a xlink:type="simple" xlink:href="#_Toc419464292" text:style-name="Index_20_Link" text:visited-style-name="Index_20_Link"><text:span text:style-name="T9"><text:tab/></text:span></text:a><text:a xlink:type="simple" xlink:href="#_Toc419464292" text:style-name="Index_20_Link" text:visited-style-name="Index_20_Link">Post Installation Configuration</text:a><text:a xlink:type="simple" xlink:href="#_Toc419464292" text:style-name="Index_20_Link" text:visited-style-name="Index_20_Link"><text:span text:style-name="T10"><text:tab/>8</text:span></text:a></text:p>
          <text:p text:style-name="P25"><text:a xlink:type="simple" xlink:href="#_Toc419464293" text:style-name="Index_20_Link" text:visited-style-name="Index_20_Link"><text:span text:style-name="T11">3.1</text:span></text:a><text:a xlink:type="simple" xlink:href="#_Toc419464293" text:style-name="Index_20_Link" text:visited-style-name="Index_20_Link"><text:span text:style-name="T9"><text:tab/></text:span></text:a><text:a xlink:type="simple" xlink:href="#_Toc419464293" text:style-name="Index_20_Link" text:visited-style-name="Index_20_Link"><text:span text:style-name="T11">System Updates</text:span></text:a><text:a xlink:type="simple" xlink:href="#_Toc419464293" text:style-name="Index_20_Link" text:visited-style-name="Index_20_Link"><text:span text:style-name="T10"><text:tab/>8</text:span></text:a></text:p>
          <text:p text:style-name="P25"><text:a xlink:type="simple" xlink:href="#_Toc419464294" text:style-name="Index_20_Link" text:visited-style-name="Index_20_Link">3.2</text:a><text:a xlink:type="simple" xlink:href="#_Toc419464294" text:style-name="Index_20_Link" text:visited-style-name="Index_20_Link"><text:span text:style-name="T9"><text:tab/></text:span></text:a><text:a xlink:type="simple" xlink:href="#_Toc419464294" text:style-name="Index_20_Link" text:visited-style-name="Index_20_Link">Naming Configuration</text:a><text:a xlink:type="simple" xlink:href="#_Toc419464294" text:style-name="Index_20_Link" text:visited-style-name="Index_20_Link"><text:span text:style-name="T10"><text:tab/>8</text:span></text:a></text:p>
          <text:p text:style-name="P25"><text:a xlink:type="simple" xlink:href="#_Toc419464295" text:style-name="Index_20_Link" text:visited-style-name="Index_20_Link"><text:span text:style-name="T11">3.3</text:span></text:a><text:a xlink:type="simple" xlink:href="#_Toc419464295" text:style-name="Index_20_Link" text:visited-style-name="Index_20_Link"><text:span text:style-name="T9"><text:tab/></text:span></text:a><text:a xlink:type="simple" xlink:href="#_Toc419464295" text:style-name="Index_20_Link" text:visited-style-name="Index_20_Link"><text:span text:style-name="T11">Firewalld Configuration</text:span></text:a><text:a xlink:type="simple" xlink:href="#_Toc419464295" text:style-name="Index_20_Link" text:visited-style-name="Index_20_Link"><text:span text:style-name="T10"><text:tab/>8</text:span></text:a></text:p>
          <text:p text:style-name="P25"><text:a xlink:type="simple" xlink:href="#_Toc419464296" text:style-name="Index_20_Link" text:visited-style-name="Index_20_Link">3.4</text:a><text:a xlink:type="simple" xlink:href="#_Toc419464296" text:style-name="Index_20_Link" text:visited-style-name="Index_20_Link"><text:span text:style-name="T9"><text:tab/></text:span></text:a><text:a xlink:type="simple" xlink:href="#_Toc419464296" text:style-name="Index_20_Link" text:visited-style-name="Index_20_Link">NTP</text:a><text:a xlink:type="simple" xlink:href="#_Toc419464296" text:style-name="Index_20_Link" text:visited-style-name="Index_20_Link"><text:span text:style-name="T10"><text:tab/>9</text:span></text:a></text:p>
          <text:p text:style-name="P25"><text:a xlink:type="simple" xlink:href="#_Toc419464297" text:style-name="Index_20_Link" text:visited-style-name="Index_20_Link">3.5</text:a><text:a xlink:type="simple" xlink:href="#_Toc419464297" text:style-name="Index_20_Link" text:visited-style-name="Index_20_Link"><text:span text:style-name="T9"><text:tab/></text:span></text:a><text:a xlink:type="simple" xlink:href="#_Toc419464297" text:style-name="Index_20_Link" text:visited-style-name="Index_20_Link">NSCD</text:a><text:a xlink:type="simple" xlink:href="#_Toc419464297" text:style-name="Index_20_Link" text:visited-style-name="Index_20_Link"><text:span text:style-name="T10"><text:tab/>9</text:span></text:a></text:p>
          <text:p text:style-name="P32"><text:a xlink:type="simple" xlink:href="#_Toc419464298" text:style-name="Index_20_Link" text:visited-style-name="Index_20_Link">4</text:a><text:a xlink:type="simple" xlink:href="#_Toc419464298" text:style-name="Index_20_Link" text:visited-style-name="Index_20_Link"><text:span text:style-name="T9"><text:tab/></text:span></text:a><text:a xlink:type="simple" xlink:href="#_Toc419464298" text:style-name="Index_20_Link" text:visited-style-name="Index_20_Link">Installing the IdM Server</text:a><text:a xlink:type="simple" xlink:href="#_Toc419464298" text:style-name="Index_20_Link" text:visited-style-name="Index_20_Link"><text:span text:style-name="T10"><text:tab/>10</text:span></text:a></text:p>
          <text:p text:style-name="P25"><text:a xlink:type="simple" xlink:href="#_Toc419464299" text:style-name="Index_20_Link" text:visited-style-name="Index_20_Link"><text:span text:style-name="T11">4.1</text:span></text:a><text:a xlink:type="simple" xlink:href="#_Toc419464299" text:style-name="Index_20_Link" text:visited-style-name="Index_20_Link"><text:span text:style-name="T9"><text:tab/></text:span></text:a><text:a xlink:type="simple" xlink:href="#_Toc419464299" text:style-name="Index_20_Link" text:visited-style-name="Index_20_Link"><text:span text:style-name="T11">Pre-Installation Information</text:span></text:a><text:a xlink:type="simple" xlink:href="#_Toc419464299" text:style-name="Index_20_Link" text:visited-style-name="Index_20_Link"><text:span text:style-name="T10"><text:tab/>10</text:span></text:a></text:p>
          <text:p text:style-name="P25"><text:a xlink:type="simple" xlink:href="#_Toc419464300" text:style-name="Index_20_Link" text:visited-style-name="Index_20_Link"><text:span text:style-name="T11">4.2</text:span></text:a><text:a xlink:type="simple" xlink:href="#_Toc419464300" text:style-name="Index_20_Link" text:visited-style-name="Index_20_Link"><text:span text:style-name="T9"><text:tab/></text:span></text:a><text:a xlink:type="simple" xlink:href="#_Toc419464300" text:style-name="Index_20_Link" text:visited-style-name="Index_20_Link"><text:span text:style-name="T11">Creating the IdM Replica</text:span></text:a><text:a xlink:type="simple" xlink:href="#_Toc419464300" text:style-name="Index_20_Link" text:visited-style-name="Index_20_Link"><text:span text:style-name="T10"><text:tab/>10</text:span></text:a></text:p>
          <text:p text:style-name="P25"><text:a xlink:type="simple" xlink:href="#_Toc419464301" text:style-name="Index_20_Link" text:visited-style-name="Index_20_Link">4.3</text:a><text:a xlink:type="simple" xlink:href="#_Toc419464301" text:style-name="Index_20_Link" text:visited-style-name="Index_20_Link"><text:span text:style-name="T9"><text:tab/></text:span></text:a><text:a xlink:type="simple" xlink:href="#_Toc419464301" text:style-name="Index_20_Link" text:visited-style-name="Index_20_Link">Installation and Configuration of the Replica</text:a><text:a xlink:type="simple" xlink:href="#_Toc419464301" text:style-name="Index_20_Link" text:visited-style-name="Index_20_Link"><text:span text:style-name="T10"><text:tab/>10</text:span></text:a></text:p>
          <text:p text:style-name="P25"><text:a xlink:type="simple" xlink:href="#_Toc419464302" text:style-name="Index_20_Link" text:visited-style-name="Index_20_Link"><text:span text:style-name="T11">4.4</text:span></text:a><text:a xlink:type="simple" xlink:href="#_Toc419464302" text:style-name="Index_20_Link" text:visited-style-name="Index_20_Link"><text:span text:style-name="T9"><text:tab/></text:span></text:a><text:a xlink:type="simple" xlink:href="#_Toc419464302" text:style-name="Index_20_Link" text:visited-style-name="Index_20_Link"><text:span text:style-name="T11">Verify DNS Entries</text:span></text:a><text:a xlink:type="simple" xlink:href="#_Toc419464302" text:style-name="Index_20_Link" text:visited-style-name="Index_20_Link"><text:span text:style-name="T10"><text:tab/>11</text:span></text:a></text:p>
          <text:p text:style-name="P25"><text:a xlink:type="simple" xlink:href="#_Toc419464303" text:style-name="Index_20_Link" text:visited-style-name="Index_20_Link"><text:span text:style-name="T11">4.5</text:span></text:a><text:a xlink:type="simple" xlink:href="#_Toc419464303" text:style-name="Index_20_Link" text:visited-style-name="Index_20_Link"><text:span text:style-name="T9"><text:tab/></text:span></text:a><text:a xlink:type="simple" xlink:href="#_Toc419464303" text:style-name="Index_20_Link" text:visited-style-name="Index_20_Link"><text:span text:style-name="T11">Current State of IdM System</text:span></text:a><text:a xlink:type="simple" xlink:href="#_Toc419464303" text:style-name="Index_20_Link" text:visited-style-name="Index_20_Link"><text:span text:style-name="T10"><text:tab/>11</text:span></text:a></text:p>
          <text:p text:style-name="P32"><text:a xlink:type="simple" xlink:href="#_Toc419464304" text:style-name="Index_20_Link" text:visited-style-name="Index_20_Link">5</text:a><text:a xlink:type="simple" xlink:href="#_Toc419464304" text:style-name="Index_20_Link" text:visited-style-name="Index_20_Link"><text:span text:style-name="T9"><text:tab/></text:span></text:a><text:a xlink:type="simple" xlink:href="#_Toc419464304" text:style-name="Index_20_Link" text:visited-style-name="Index_20_Link">IdM Backups</text:a><text:a xlink:type="simple" xlink:href="#_Toc419464304" text:style-name="Index_20_Link" text:visited-style-name="Index_20_Link"><text:span text:style-name="T10"><text:tab/>12</text:span></text:a></text:p>
          <text:p text:style-name="P25"><text:a xlink:type="simple" xlink:href="#_Toc419464305" text:style-name="Index_20_Link" text:visited-style-name="Index_20_Link"><text:span text:style-name="T11">5.1</text:span></text:a><text:a xlink:type="simple" xlink:href="#_Toc419464305" text:style-name="Index_20_Link" text:visited-style-name="Index_20_Link"><text:span text:style-name="T9"><text:tab/></text:span></text:a><text:a xlink:type="simple" xlink:href="#_Toc419464305" text:style-name="Index_20_Link" text:visited-style-name="Index_20_Link"><text:span text:style-name="T11">Backup and Restoring IdM Considerations</text:span></text:a><text:a xlink:type="simple" xlink:href="#_Toc419464305" text:style-name="Index_20_Link" text:visited-style-name="Index_20_Link"><text:span text:style-name="T10"><text:tab/>12</text:span></text:a></text:p>
          <text:p text:style-name="P25"><text:a xlink:type="simple" xlink:href="#_Toc419464306" text:style-name="Index_20_Link" text:visited-style-name="Index_20_Link"><text:span text:style-name="T11">5.2</text:span></text:a><text:a xlink:type="simple" xlink:href="#_Toc419464306" text:style-name="Index_20_Link" text:visited-style-name="Index_20_Link"><text:span text:style-name="T9"><text:tab/></text:span></text:a><text:a xlink:type="simple" xlink:href="#_Toc419464306" text:style-name="Index_20_Link" text:visited-style-name="Index_20_Link"><text:span text:style-name="T11">Backup Types</text:span></text:a><text:a xlink:type="simple" xlink:href="#_Toc419464306" text:style-name="Index_20_Link" text:visited-style-name="Index_20_Link"><text:span text:style-name="T10"><text:tab/>12</text:span></text:a></text:p>
          <text:p text:style-name="P25"><text:a xlink:type="simple" xlink:href="#_Toc419464307" text:style-name="Index_20_Link" text:visited-style-name="Index_20_Link"><text:span text:style-name="T11">5.3</text:span></text:a><text:a xlink:type="simple" xlink:href="#_Toc419464307" text:style-name="Index_20_Link" text:visited-style-name="Index_20_Link"><text:span text:style-name="T9"><text:tab/></text:span></text:a><text:a xlink:type="simple" xlink:href="#_Toc419464307" text:style-name="Index_20_Link" text:visited-style-name="Index_20_Link"><text:span text:style-name="T11">Full-IdM Backup</text:span></text:a><text:a xlink:type="simple" xlink:href="#_Toc419464307" text:style-name="Index_20_Link" text:visited-style-name="Index_20_Link"><text:span text:style-name="T10"><text:tab/>12</text:span></text:a></text:p>
          <text:p text:style-name="P25"><text:a xlink:type="simple" xlink:href="#_Toc419464308" text:style-name="Index_20_Link" text:visited-style-name="Index_20_Link">5.4</text:a><text:a xlink:type="simple" xlink:href="#_Toc419464308" text:style-name="Index_20_Link" text:visited-style-name="Index_20_Link"><text:span text:style-name="T9"><text:tab/></text:span></text:a><text:a xlink:type="simple" xlink:href="#_Toc419464308" text:style-name="Index_20_Link" text:visited-style-name="Index_20_Link">Data-Only IdM Backup</text:a><text:a xlink:type="simple" xlink:href="#_Toc419464308" text:style-name="Index_20_Link" text:visited-style-name="Index_20_Link"><text:span text:style-name="T10"><text:tab/>12</text:span></text:a></text:p>
          <text:p text:style-name="P25"><text:a xlink:type="simple" xlink:href="#_Toc419464309" text:style-name="Index_20_Link" text:visited-style-name="Index_20_Link">5.5</text:a><text:a xlink:type="simple" xlink:href="#_Toc419464309" text:style-name="Index_20_Link" text:visited-style-name="Index_20_Link"><text:span text:style-name="T9"><text:tab/></text:span></text:a><text:a xlink:type="simple" xlink:href="#_Toc419464309" text:style-name="Index_20_Link" text:visited-style-name="Index_20_Link">Creating Encryption Key for Backups</text:a><text:a xlink:type="simple" xlink:href="#_Toc419464309" text:style-name="Index_20_Link" text:visited-style-name="Index_20_Link"><text:span text:style-name="T10"><text:tab/>12</text:span></text:a></text:p>
          <text:p text:style-name="P25"><text:a xlink:type="simple" xlink:href="#_Toc419464310" text:style-name="Index_20_Link" text:visited-style-name="Index_20_Link">5.6</text:a><text:a xlink:type="simple" xlink:href="#_Toc419464310" text:style-name="Index_20_Link" text:visited-style-name="Index_20_Link"><text:span text:style-name="T9"><text:tab/></text:span></text:a><text:a xlink:type="simple" xlink:href="#_Toc419464310" text:style-name="Index_20_Link" text:visited-style-name="Index_20_Link">Creating Encrypted Backups</text:a><text:a xlink:type="simple" xlink:href="#_Toc419464310" text:style-name="Index_20_Link" text:visited-style-name="Index_20_Link"><text:span text:style-name="T10"><text:tab/>13</text:span></text:a></text:p>
          <text:p text:style-name="P25"><text:a xlink:type="simple" xlink:href="#_Toc419464311" text:style-name="Index_20_Link" text:visited-style-name="Index_20_Link">5.7</text:a><text:a xlink:type="simple" xlink:href="#_Toc419464311" text:style-name="Index_20_Link" text:visited-style-name="Index_20_Link"><text:span text:style-name="T9"><text:tab/></text:span></text:a><text:a xlink:type="simple" xlink:href="#_Toc419464311" text:style-name="Index_20_Link" text:visited-style-name="Index_20_Link">Encryption Key Creation Issues</text:a><text:a xlink:type="simple" xlink:href="#_Toc419464311" text:style-name="Index_20_Link" text:visited-style-name="Index_20_Link"><text:span text:style-name="T10"><text:tab/>13</text:span></text:a></text:p>
          <text:p text:style-name="P32"><text:a xlink:type="simple" xlink:href="#_Toc419464312" text:style-name="Index_20_Link" text:visited-style-name="Index_20_Link">6</text:a><text:a xlink:type="simple" xlink:href="#_Toc419464312" text:style-name="Index_20_Link" text:visited-style-name="Index_20_Link"><text:span text:style-name="T9"><text:tab/></text:span></text:a><text:a xlink:type="simple" xlink:href="#_Toc419464312" text:style-name="Index_20_Link" text:visited-style-name="Index_20_Link">HARDENING</text:a><text:a xlink:type="simple" xlink:href="#_Toc419464312" text:style-name="Index_20_Link" text:visited-style-name="Index_20_Link"><text:span text:style-name="T10"><text:tab/>14</text:span></text:a></text:p>
          <text:p text:style-name="P25"><text:a xlink:type="simple" xlink:href="#_Toc419464313" text:style-name="Index_20_Link" text:visited-style-name="Index_20_Link"><text:span text:style-name="T11">6.1</text:span></text:a><text:a xlink:type="simple" xlink:href="#_Toc419464313" text:style-name="Index_20_Link" text:visited-style-name="Index_20_Link"><text:span text:style-name="T9"><text:tab/></text:span></text:a><text:a xlink:type="simple" xlink:href="#_Toc419464313" text:style-name="Index_20_Link" text:visited-style-name="Index_20_Link"><text:span text:style-name="T11">Install OpenSCAP Security Guide</text:span></text:a><text:a xlink:type="simple" xlink:href="#_Toc419464313" text:style-name="Index_20_Link" text:visited-style-name="Index_20_Link"><text:span text:style-name="T10"><text:tab/>14</text:span></text:a></text:p>
          <text:p text:style-name="P25"><text:a xlink:type="simple" xlink:href="#_Toc419464314" text:style-name="Index_20_Link" text:visited-style-name="Index_20_Link">6.2</text:a><text:a xlink:type="simple" xlink:href="#_Toc419464314" text:style-name="Index_20_Link" text:visited-style-name="Index_20_Link"><text:span text:style-name="T9"><text:tab/></text:span></text:a><text:a xlink:type="simple" xlink:href="#_Toc419464314" text:style-name="Index_20_Link" text:visited-style-name="Index_20_Link">Apache Tweaks</text:a><text:a xlink:type="simple" xlink:href="#_Toc419464314" text:style-name="Index_20_Link" text:visited-style-name="Index_20_Link"><text:span text:style-name="T10"><text:tab/>14</text:span></text:a></text:p>
          <text:p text:style-name="P25"><text:soft-page-break/><text:a xlink:type="simple" xlink:href="#_Toc419464315" text:style-name="Index_20_Link" text:visited-style-name="Index_20_Link">6.3</text:a><text:a xlink:type="simple" xlink:href="#_Toc419464315" text:style-name="Index_20_Link" text:visited-style-name="Index_20_Link"><text:span text:style-name="T9"><text:tab/></text:span></text:a><text:a xlink:type="simple" xlink:href="#_Toc419464315" text:style-name="Index_20_Link" text:visited-style-name="Index_20_Link">GRUB 2 Password</text:a><text:a xlink:type="simple" xlink:href="#_Toc419464315" text:style-name="Index_20_Link" text:visited-style-name="Index_20_Link"><text:span text:style-name="T10"><text:tab/>14</text:span></text:a></text:p>
          <text:p text:style-name="P25"><text:a xlink:type="simple" xlink:href="#_Toc419464316" text:style-name="Index_20_Link" text:visited-style-name="Index_20_Link">6.4</text:a><text:a xlink:type="simple" xlink:href="#_Toc419464316" text:style-name="Index_20_Link" text:visited-style-name="Index_20_Link"><text:span text:style-name="T9"><text:tab/></text:span></text:a><text:a xlink:type="simple" xlink:href="#_Toc419464316" text:style-name="Index_20_Link" text:visited-style-name="Index_20_Link">Minimum Authentication for LDAP</text:a><text:a xlink:type="simple" xlink:href="#_Toc419464316" text:style-name="Index_20_Link" text:visited-style-name="Index_20_Link"><text:span text:style-name="T10"><text:tab/>15</text:span></text:a></text:p>
          <text:p text:style-name="P33"><text:a xlink:type="simple" xlink:href="#_Toc419464317" text:style-name="Index_20_Link" text:visited-style-name="Index_20_Link">Appendix A – Acronyms</text:a><text:a xlink:type="simple" xlink:href="#_Toc419464317" text:style-name="Index_20_Link" text:visited-style-name="Index_20_Link"><text:span text:style-name="T10"><text:tab/>16</text:span></text:a></text:p>
          <text:p text:style-name="P33"><text:a xlink:type="simple" xlink:href="#_Toc419464318" text:style-name="Index_20_Link" text:visited-style-name="Index_20_Link">Appendix B – List of Directories and Files Copied During Backup</text:a><text:a xlink:type="simple" xlink:href="#_Toc419464318" text:style-name="Index_20_Link" text:visited-style-name="Index_20_Link"><text:span text:style-name="T10"><text:tab/>17</text:span></text:a></text:p>
          <text:p text:style-name="P33"><text:a xlink:type="simple" xlink:href="#_Toc419464319" text:style-name="Index_20_Link" text:visited-style-name="Index_20_Link">Appendix C - References</text:a><text:a xlink:type="simple" xlink:href="#_Toc419464319" text:style-name="Index_20_Link" text:visited-style-name="Index_20_Link"><text:span text:style-name="T10"><text:tab/>20</text:span></text:a></text:p>
          <text:p text:style-name="P3"/>
        </text:index-body>
      </text:table-of-content>
      <text:p text:style-name="P35"><text:span text:style-name="T2">Table of Tabl</text:span><text:span text:style-name="T3">es</text:span></text:p>
      <text:illustration-index text:style-name="Sect1" text:protected="true" text:name="Illustration Index1">
        <text:illustration-index-source text:caption-sequence-name="" text:caption-sequence-format="text">
          <text:index-title-template text:style-name="Illustration_20_Index_20_Heading"/>
          <text:illustration-index-entry-template text:style-name="Illustration_20_Index_20_1">
            <text:index-entry-link-start text:style-name="Index_20_Link"/>
            <text:index-entry-text/>
            <text:index-entry-tab-stop style:type="right" style:leader-char="."/>
            <text:index-entry-page-number/>
            <text:index-entry-link-end/>
          </text:illustration-index-entry-template>
        </text:illustration-index-source>
        <text:index-body>
          <text:p text:style-name="P23"><text:span text:style-name="T5">Table 2-1 Program’s Build Version</text:span><text:tab/>6</text:p>
          <text:p text:style-name="P23"><text:span text:style-name="T5">Table Appendix A-1 Acronyms</text:span><text:tab/>16</text:p>
        </text:index-body>
      </text:illustration-index>
      <text:p text:style-name="P24"/>
      <text:list xml:id="list4494029120090707975" text:style-name="WWNum5">
        <text:list-item>
          <text:h text:style-name="P14" text:outline-level="1"><text:bookmark-start text:name="_Toc419464283"/><text:bookmark-start text:name="_Ref380568486"/><text:span text:style-name="T6">Introduction</text:span><text:bookmark-end text:name="_Toc419464283"/><text:bookmark-end text:name="_Ref380568486"/></text:h>
        </text:list-item>
      </text:list>
      <text:p text:style-name="Text"/>
      <text:list xml:id="list104655337218757" text:continue-numbering="true" text:style-name="WWNum5">
        <text:list-item>
          <text:list>
            <text:list-item>
              <text:h text:style-name="P21" text:outline-level="2"><text:bookmark-start text:name="_Toc419464284"/><text:span text:style-name="T5">Build Overview</text:span><text:bookmark-end text:name="_Toc419464284"/></text:h>
            </text:list-item>
          </text:list>
        </text:list-item>
      </text:list>
      <text:p text:style-name="Text"/>
      <text:p text:style-name="List_20_Paragraph"><text:bookmark-start text:name="_Ref380568500"/>Red Hat Identity Management (IdM) will provide a centralized single pane of glass control for all RHEL systems. <text:s/>It is a fully functional domain that is standards based and meets all applicable security requirements. <text:s/>It can also integrate with an established Active Directory instance to leverage accounts and structure currently in place in most environments. <text:s/>It will integrate with a two-way trust with Active Directory to allow communications in both directions.</text:p>
      <text:list xml:id="list9113395622350191401" text:style-name="WWNum10">
        <text:list-item>
          <text:p text:style-name="P43">Service is built off of the Red Hat Enterprise Linux 7.<text:span text:style-name="T22">2</text:span>.</text:p>
        </text:list-item>
        <text:list-item>
          <text:p text:style-name="P43">Red Hat Identity Management requires additional software to be added to the baseline</text:p>
        </text:list-item>
        <text:list-item>
          <text:p text:style-name="P43">Additional configurations to lock down the application will be added to baseline </text:p>
        </text:list-item>
        <text:list-item>
          <text:p text:style-name="P43">Upstream open source project is FreeIPA</text:p>
        </text:list-item>
      </text:list>
      <text:p text:style-name="List_20_Paragraph">The result is an enterprise Identity Management solution that seamlessly integrates with Linux and leverages existing account repositories such as Active Directory. <text:s/>Red Hat Identity Management can also operate as the sole solution for user authentication and security domain configuration.</text:p>
      <text:p text:style-name="List_20_Paragraph"/>
      <text:p text:style-name="List_20_Paragraph">For build purposes a consideration for hardware requirements is solely based on the scale that it will be supporting:</text:p>
      <text:list xml:id="list2503119755257968238" text:style-name="WWNum11">
        <text:list-item>
          <text:p text:style-name="P44">For 10,000 users and 100 groups have at least 2GB RAM and 1GB swap space</text:p>
        </text:list-item>
        <text:list-item>
          <text:p text:style-name="P44">For 100,000 users and 50,000 groups have at least 16GB RAM and 4GB swap space</text:p>
        </text:list-item>
      </text:list>
      <text:p text:style-name="List_20_Paragraph">It is worth noting that our base RHEL 7.1 installation already has 4GB swap space defined.</text:p>
      <text:list xml:id="list104654206034588" text:continue-list="list104655337218757" text:style-name="WWNum5">
        <text:list-item>
          <text:list>
            <text:list-item>
              <text:h text:style-name="P20" text:outline-level="2"><text:bookmark-start text:name="_Toc419464285"/>IdM Replica Specific Considerations<text:bookmark-end text:name="_Toc419464285"/></text:h>
            </text:list-item>
          </text:list>
        </text:list-item>
      </text:list>
      <text:p text:style-name="P68">Replicas are functionally the same as the master server and have the same installation requirements and packages. <text:s/>The replica must be running the same or later version of IdM. <text:s/>For example if using RHEL 7 for IdM it uses the IdM package version 4.1 and therefore for future replicas you must use IdM package version 4.1 or later. <text:s/></text:p>
      <text:p text:style-name="P68"/>
      <text:p text:style-name="P68">It is also worth noting that the replica must use the sam<text:span text:style-name="T22">e</text:span> CA configuration as the server and must have the same root CA. <text:s/>For example if the server is its own root CA (using Dogtag Certificate System), then that must be the root CA for the replica. <text:s/>If the server used an external CA to issue its certificates, than the replica must use that same external CA.</text:p>
      <text:p text:style-name="Text"/>
      <text:p text:style-name="Text"/>
      <text:p text:style-name="Text"/>
      <text:p text:style-name="Text"/>
      <text:p text:style-name="Text"/>
      <text:p text:style-name="Text"/>
      <text:p text:style-name="Text"/>
      <text:list xml:id="list104654509664452" text:continue-numbering="true" text:style-name="WWNum5">
        <text:list-item>
          <text:h text:style-name="P13" text:outline-level="1"><text:bookmark-end text:name="_Ref380568500"/><text:bookmark-start text:name="_Toc419464286"/><text:bookmark text:name="_Toc380415433"/><text:bookmark text:name="_Toc380406282"/><text:soft-page-break/><text:span text:style-name="T6">Operating System Installation</text:span><text:bookmark-end text:name="_Toc419464286"/></text:h>
        </text:list-item>
      </text:list>
      <text:p text:style-name="Text"/>
      <text:list xml:id="list104654018731944" text:continue-numbering="true" text:style-name="WWNum5">
        <text:list-item>
          <text:list>
            <text:list-item>
              <text:h text:style-name="P21" text:outline-level="2"><text:bookmark-start text:name="_Toc419464287"/><text:span text:style-name="T5">Program’s Build Version</text:span><text:bookmark-end text:name="_Toc419464287"/></text:h>
            </text:list-item>
          </text:list>
        </text:list-item>
      </text:list>
      <text:p text:style-name="Text"/>
      <text:p text:style-name="P68">The Build Version 1.0 is based upon Red Hat Enterprise Linux 7.<text:span text:style-name="T22">2</text:span>.</text:p>
      <text:p text:style-name="Text"/>
      <text:p text:style-name="P40"><text:bookmark-start text:name="_Toc419464320"/><text:span text:style-name="T7">Table 2-1 Program’s Build Version</text:span><text:bookmark-end text:name="_Toc419464320"/></text:p>
      <table:table table:name="Table2" table:style-name="Table2">
        <table:table-column table:style-name="Table2.A" table:number-columns-repeated="2"/>
        <table:table-row table:style-name="Table2.1">
          <table:table-cell table:style-name="Table2.A1" office:value-type="string">
            <text:p text:style-name="P18">Build Version</text:p>
          </table:table-cell>
          <table:table-cell table:style-name="Table2.A1" office:value-type="string">
            <text:p text:style-name="P18">Vendor Version</text:p>
          </table:table-cell>
        </table:table-row>
        <table:table-row table:style-name="Table2.1">
          <table:table-cell table:style-name="Table2.A1" office:value-type="string">
            <text:p text:style-name="P18">Build 1.0</text:p>
          </table:table-cell>
          <table:table-cell table:style-name="Table2.A1" office:value-type="string">
            <text:p text:style-name="P18">Red Hat Enterprise Linux Server 7.<text:span text:style-name="T22">2</text:span> (Maipo)</text:p>
          </table:table-cell>
        </table:table-row>
      </table:table>
      <text:p text:style-name="Text"/>
      <text:p text:style-name="P68">Some defaults will be left up to the user to decide such as language, keyboard, date and time, kdump will be the default unless different as specified by environment, and networking will be determined by the environment.</text:p>
      <text:list xml:id="list104654644251210" text:continue-numbering="true" text:style-name="WWNum5">
        <text:list-item>
          <text:list>
            <text:list-item>
              <text:h text:style-name="P20" text:outline-level="2"><text:bookmark-start text:name="_Toc419464288"/>Partioning Installed<text:bookmark-end text:name="_Toc419464288"/></text:h>
            </text:list-item>
          </text:list>
        </text:list-item>
      </text:list>
      <text:p text:style-name="P70">Partioning layout of the storage device will follow the same recommendations as that of the RHEL 7.1 program baseline:</text:p>
      <text:p text:style-name="List_20_Paragraph"/>
      <text:list xml:id="list4349848604171190626" text:style-name="WWNum12">
        <text:list-item>
          <text:p text:style-name="P45">/ - 10GB</text:p>
        </text:list-item>
        <text:list-item>
          <text:p text:style-name="P45">/boot - 200MB</text:p>
        </text:list-item>
        <text:list-item>
          <text:p text:style-name="P45">/home - 1GB</text:p>
        </text:list-item>
        <text:list-item>
          <text:p text:style-name="P45">/var - 4GB</text:p>
        </text:list-item>
        <text:list-item>
          <text:p text:style-name="P45">/var/log - 4GB</text:p>
        </text:list-item>
        <text:list-item>
          <text:p text:style-name="P45">/var/log/audit - 4GB</text:p>
        </text:list-item>
        <text:list-item>
          <text:p text:style-name="P45">/opt - 4GB</text:p>
        </text:list-item>
        <text:list-item>
          <text:p text:style-name="P45">/tmp - 2GB</text:p>
        </text:list-item>
        <text:list-item>
          <text:p text:style-name="P45">swap - 4GB</text:p>
        </text:list-item>
      </text:list>
      <text:list xml:id="list104654370438990" text:continue-list="list104654644251210" text:style-name="WWNum5">
        <text:list-item>
          <text:list>
            <text:list-item>
              <text:h text:style-name="P21" text:outline-level="2"><text:bookmark-start text:name="_Toc419464289"/><text:span text:style-name="T5">Software Selection</text:span><text:bookmark-end text:name="_Toc419464289"/></text:h>
            </text:list-item>
          </text:list>
        </text:list-item>
      </text:list>
      <text:p text:style-name="Text"/>
      <text:p text:style-name="P70">The base environment selection should be Infrastructure server and in add on components will be Identity Management Server and DNS Name Server. <text:s/>These selections will install all necessary packages needed to configure the server.</text:p>
      <text:list xml:id="list104654039174136" text:continue-numbering="true" text:style-name="WWNum5">
        <text:list-item>
          <text:list>
            <text:list-item>
              <text:h text:style-name="P21" text:outline-level="2"><text:bookmark-start text:name="_Toc419464290"/><text:span text:style-name="T5">Networking Configuration</text:span><text:bookmark-end text:name="_Toc419464290"/><text:span text:style-name="T5"> </text:span></text:h>
            </text:list-item>
          </text:list>
        </text:list-item>
      </text:list>
      <text:p text:style-name="Text"/>
      <text:p text:style-name="P70">The network configuration will have to take into account the naming to relate to how the DNS configuration will be handled based on the master’s configuration. <text:s/>If this will be the first IdM server in the environment it will also host the BIND server for DNS in that new name space. <text:s/>In most cases if this will be a sub of an existing AD domain then the DNS naming should be as follows:</text:p>
      <text:list xml:id="list3041235436288041177" text:style-name="WWNum13">
        <text:list-item>
          <text:p text:style-name="P46">Hostname: IdMServer02</text:p>
        </text:list-item>
        <text:list-item>
          <text:p text:style-name="P46">AD Domain: example.com</text:p>
        </text:list-item>
        <text:list-item>
          <text:p text:style-name="P46">Linux Domain: Linux.<text:span text:style-name="T22">example.com</text:span></text:p>
        </text:list-item>
        <text:list-item>
          <text:p text:style-name="P46"><text:soft-page-break/>FQDN: IdMServer01.linux.example.com</text:p>
        </text:list-item>
      </text:list>
      <text:list xml:id="list104655036954320" text:continue-list="list104654039174136" text:style-name="WWNum5">
        <text:list-item>
          <text:list>
            <text:list-item>
              <text:h text:style-name="P21" text:outline-level="2"><text:bookmark-start text:name="_Toc419464291"/><text:span text:style-name="T5">User Settings</text:span><text:bookmark-end text:name="_Toc419464291"/></text:h>
            </text:list-item>
          </text:list>
        </text:list-item>
      </text:list>
      <text:p text:style-name="Text"/>
      <text:p text:style-name="P70">Define a strong password for root and create a local user account for access to the server. <text:s/>Also ensure that the local user account is made a member of administrators so that it will be able to sudo perform administrative functions. <text:s/>All passwords in this section should be configured and set according the environment policies..</text:p>
      <text:p text:style-name="P4"/>
      <text:list xml:id="list104653825096795" text:continue-numbering="true" text:style-name="WWNum5">
        <text:list-item>
          <text:h text:style-name="P14" text:outline-level="1"><text:bookmark-start text:name="_Toc419464292"/>Post Installation Configuration<text:bookmark-end text:name="_Toc419464292"/></text:h>
        </text:list-item>
      </text:list>
      <text:p text:style-name="Text"/>
      <text:list xml:id="list104654458374419" text:continue-numbering="true" text:style-name="WWNum5">
        <text:list-item>
          <text:list>
            <text:list-item>
              <text:h text:style-name="P21" text:outline-level="2"><text:bookmark-start text:name="_Toc419464293"/><text:span text:style-name="T5">System Updates</text:span><text:bookmark-end text:name="_Toc419464293"/></text:h>
            </text:list-item>
          </text:list>
        </text:list-item>
      </text:list>
      <text:p text:style-name="Text"/>
      <text:p text:style-name="P68">Register system to your environments local satellite server if applicable otherwise install the necessary updates and required software packages:</text:p>
      <text:list xml:id="list2274001354251468776" text:style-name="WWNum14">
        <text:list-item>
          <text:p text:style-name="P47">yum install ipa-server-trust-ad bind-dyndb-ldap</text:p>
        </text:list-item>
        <text:list-item>
          <text:p text:style-name="P47">yum update</text:p>
        </text:list-item>
      </text:list>
      <text:p text:style-name="P68">Validate the updates and let them install.</text:p>
      <text:list xml:id="list104655641734899" text:continue-list="list104654458374419" text:style-name="WWNum5">
        <text:list-item>
          <text:list>
            <text:list-item>
              <text:h text:style-name="P20" text:outline-level="2"><text:bookmark-start text:name="_Toc419464294"/>Naming Configuration<text:bookmark-end text:name="_Toc419464294"/></text:h>
            </text:list-item>
          </text:list>
        </text:list-item>
      </text:list>
      <text:p text:style-name="P68">The server must have its FQDN resolving properly. <text:s/>When it is the first one in a domain it is imperative that the hostname command and the contents of the /etc/hosts be configured properly. <text:s/>For example if the FQDN of the system is idmserver01.linux.example.com the following needs to be configured:</text:p>
      <text:p text:style-name="P68">Hostname:</text:p>
      <text:list xml:id="list6706319068608514463" text:style-name="WWNum9">
        <text:list-item>
          <text:p text:style-name="P71">hostname idmserver01.linux.example.com</text:p>
        </text:list-item>
      </text:list>
      <text:p text:style-name="P68">/etc/hosts:</text:p>
      <text:list xml:id="list7090991499101049606" text:style-name="WWNum7">
        <text:list-item>
          <text:p text:style-name="P72">Before any aliases are entered the FQDN must be present</text:p>
        </text:list-item>
        <text:list-item>
          <text:p text:style-name="P72">&lt;system ip&gt;<text:tab/><text:tab/>idmserver01.linux.example.com idmserver01</text:p>
        </text:list-item>
      </text:list>
      <text:p text:style-name="P68">/etc/resolv.conf:</text:p>
      <text:list xml:id="list3237890830513533864" text:style-name="WWNum8">
        <text:list-item>
          <text:p text:style-name="P73">domain &lt;your dns domain&gt;</text:p>
        </text:list-item>
        <text:list-item>
          <text:p text:style-name="P73">search &lt;your dns domain&gt;</text:p>
        </text:list-item>
        <text:list-item>
          <text:p text:style-name="P73">nameserver &lt;server ip&gt;</text:p>
        </text:list-item>
      </text:list>
      <text:list xml:id="list104655550012288" text:continue-list="list104655641734899" text:style-name="WWNum5">
        <text:list-item>
          <text:list>
            <text:list-item>
              <text:h text:style-name="P21" text:outline-level="2"><text:bookmark-start text:name="_Toc419464295"/><text:span text:style-name="T5">Firewalld Configuration</text:span><text:bookmark-end text:name="_Toc419464295"/></text:h>
            </text:list-item>
          </text:list>
        </text:list-item>
      </text:list>
      <text:p text:style-name="Text"/>
      <text:p text:style-name="List_20_Paragraph">The following ports need to be allowed on the public zone of the firewall</text:p>
      <text:p text:style-name="P6"><text:span text:style-name="T13">Table 3.3.1 Firewall Ports</text:span></text:p>
      <table:table table:name="Table3" table:style-name="Table3">
        <table:table-column table:style-name="Table3.A" table:number-columns-repeated="3"/>
        <table:table-row table:style-name="Table3.1">
          <table:table-cell table:style-name="Table3.A1" office:value-type="string">
            <text:p text:style-name="P6"><text:span text:style-name="T15">Server</text:span></text:p>
          </table:table-cell>
          <table:table-cell table:style-name="Table3.A1" office:value-type="string">
            <text:p text:style-name="P6"><text:span text:style-name="T15">Ports</text:span></text:p>
          </table:table-cell>
          <table:table-cell table:style-name="Table3.A1" office:value-type="string">
            <text:p text:style-name="P6"><text:span text:style-name="T15">Type</text:span></text:p>
          </table:table-cell>
        </table:table-row>
        <table:table-row table:style-name="Table3.1">
          <table:table-cell table:style-name="Table3.A1" office:value-type="string">
            <text:p text:style-name="P6"><text:span text:style-name="T14">SSH</text:span></text:p>
          </table:table-cell>
          <table:table-cell table:style-name="Table3.A1" office:value-type="string">
            <text:p text:style-name="P6"><text:span text:style-name="T14">22</text:span></text:p>
          </table:table-cell>
          <table:table-cell table:style-name="Table3.A1" office:value-type="string">
            <text:p text:style-name="P6"><text:span text:style-name="T14">TCP/UDP</text:span></text:p>
          </table:table-cell>
        </table:table-row>
        <table:table-row table:style-name="Table3.1">
          <table:table-cell table:style-name="Table3.A1" office:value-type="string">
            <text:p text:style-name="P6"><text:span text:style-name="T14">HTTP/HTTPS</text:span></text:p>
          </table:table-cell>
          <table:table-cell table:style-name="Table3.A1" office:value-type="string">
            <text:p text:style-name="P6"><text:span text:style-name="T14">80, 443</text:span></text:p>
          </table:table-cell>
          <table:table-cell table:style-name="Table3.A1" office:value-type="string">
            <text:p text:style-name="P6"><text:span text:style-name="T14">TCP</text:span></text:p>
          </table:table-cell>
        </table:table-row>
        <table:table-row table:style-name="Table3.1">
          <table:table-cell table:style-name="Table3.A1" office:value-type="string">
            <text:p text:style-name="P6"><text:span text:style-name="T14">LDAP/LDAPS</text:span></text:p>
          </table:table-cell>
          <table:table-cell table:style-name="Table3.A1" office:value-type="string">
            <text:p text:style-name="P6"><text:span text:style-name="T14">389, 636</text:span></text:p>
          </table:table-cell>
          <table:table-cell table:style-name="Table3.A1" office:value-type="string">
            <text:p text:style-name="P6"><text:span text:style-name="T14">TCP</text:span></text:p>
          </table:table-cell>
        </table:table-row>
        <table:table-row table:style-name="Table3.1">
          <table:table-cell table:style-name="Table3.A1" office:value-type="string">
            <text:p text:style-name="P6"><text:span text:style-name="T14">Kerberos</text:span></text:p>
          </table:table-cell>
          <table:table-cell table:style-name="Table3.A1" office:value-type="string">
            <text:p text:style-name="P6"><text:span text:style-name="T14">88, 464</text:span></text:p>
          </table:table-cell>
          <table:table-cell table:style-name="Table3.A1" office:value-type="string">
            <text:p text:style-name="P6"><text:span text:style-name="T14">TCP/UDP</text:span></text:p>
          </table:table-cell>
        </table:table-row>
        <table:table-row table:style-name="Table3.1">
          <table:table-cell table:style-name="Table3.A1" office:value-type="string">
            <text:p text:style-name="P6"><text:span text:style-name="T14">DNS</text:span></text:p>
          </table:table-cell>
          <table:table-cell table:style-name="Table3.A1" office:value-type="string">
            <text:p text:style-name="P6"><text:span text:style-name="T14">53</text:span></text:p>
          </table:table-cell>
          <table:table-cell table:style-name="Table3.A1" office:value-type="string">
            <text:p text:style-name="P6"><text:span text:style-name="T14">TCP/UDP</text:span></text:p>
          </table:table-cell>
        </table:table-row>
        <table:table-row table:style-name="Table3.1">
          <table:table-cell table:style-name="Table3.A1" office:value-type="string">
            <text:p text:style-name="P6"><text:span text:style-name="T14">NTP</text:span></text:p>
          </table:table-cell>
          <table:table-cell table:style-name="Table3.A1" office:value-type="string">
            <text:p text:style-name="P6"><text:span text:style-name="T14">123</text:span></text:p>
          </table:table-cell>
          <table:table-cell table:style-name="Table3.A1" office:value-type="string">
            <text:p text:style-name="P6"><text:span text:style-name="T14">UDP</text:span></text:p>
          </table:table-cell>
        </table:table-row>
        <table:table-row table:style-name="Table3.1">
          <table:table-cell table:style-name="Table3.A1" office:value-type="string">
            <text:p text:style-name="P6"><text:span text:style-name="T14">Replica Interconnection</text:span></text:p>
          </table:table-cell>
          <table:table-cell table:style-name="Table3.A1" office:value-type="string">
            <text:p text:style-name="P6"><text:span text:style-name="T14">9443,9444,9445</text:span></text:p>
          </table:table-cell>
          <table:table-cell table:style-name="Table3.A1" office:value-type="string">
            <text:p text:style-name="P6"><text:span text:style-name="T14">TCP/UDP</text:span></text:p>
          </table:table-cell>
        </table:table-row>
        <table:table-row table:style-name="Table3.1">
          <table:table-cell table:style-name="Table3.A1" office:value-type="string">
            <text:p text:style-name="P6"><text:span text:style-name="T14">Replica Configuration/Communication</text:span></text:p>
          </table:table-cell>
          <table:table-cell table:style-name="Table3.A1" office:value-type="string">
            <text:p text:style-name="P6"><text:span text:style-name="T14">7389</text:span></text:p>
          </table:table-cell>
          <table:table-cell table:style-name="Table3.A1" office:value-type="string">
            <text:p text:style-name="P6"><text:span text:style-name="T14">TCP/UDP</text:span></text:p>
          </table:table-cell>
        </table:table-row>
      </table:table>
      <text:p text:style-name="P4"/>
      <text:p text:style-name="P68">The following command will enable the exemptions for those ports and cause it to be permanent for the public zone:</text:p>
      <text:list xml:id="list2170376731482661322" text:style-name="WWNum6">
        <text:list-item>
          <text:p text:style-name="P74"><text:span text:style-name="T13">firewall-cmd --permanent --zone=public --add-port={80/tcp,443/tcp,389/tcp,636/tcp,88/tcp,464/tcp,53/tcp,88/udp,464/udp,53/udp,123/udp,138/tcp,138/udp,139/udp,139/tcp,9443/tcp,9444/tcp,9445/tcp,7389/tcp,9443/udp,9444/udp,9445/udp,7389/udp}</text:span></text:p>
        </text:list-item>
        <text:list-item>
          <text:p text:style-name="P74"><text:span text:style-name="T13">firewall-cmd --reload</text:span></text:p>
        </text:list-item>
      </text:list>
      <text:list xml:id="list104654476263308" text:continue-list="list104655550012288" text:style-name="WWNum5">
        <text:list-item>
          <text:list>
            <text:list-item>
              <text:h text:style-name="P20" text:outline-level="2"><text:bookmark-start text:name="_Toc419464296"/><text:soft-page-break/>NTP<text:bookmark-end text:name="_Toc419464296"/></text:h>
            </text:list-item>
          </text:list>
        </text:list-item>
      </text:list>
      <text:p text:style-name="P68">If the system is a virtual machine then NTP should be disabled during the IdM installation process with --no-ntp option. <text:s/>If it can host the NTP role it is strongly recommended but an alternate time source such as an AD DC can be used in place of the local NTP server.</text:p>
      <text:p text:style-name="P68"/>
      <text:list xml:id="list104654860840796" text:continue-numbering="true" text:style-name="WWNum5">
        <text:list-item>
          <text:list>
            <text:list-item>
              <text:h text:style-name="P20" text:outline-level="2"><text:s/><text:bookmark-start text:name="_Toc419464297"/>NSCD<text:bookmark-end text:name="_Toc419464297"/></text:h>
            </text:list-item>
          </text:list>
        </text:list-item>
      </text:list>
      <text:p text:style-name="P68">It is recommended to remove the nscd package if it is installed. <text:s/></text:p>
      <text:list xml:id="list5229107073154010507" text:style-name="WWNum47">
        <text:list-item>
          <text:p text:style-name="P48">#rpm -qa | grep nscd</text:p>
        </text:list-item>
        <text:list-item>
          <text:p text:style-name="P48">If it is listed in the results then</text:p>
        </text:list-item>
        <text:list-item>
          <text:p text:style-name="P48">#yum erase &lt;name of package listed&gt;</text:p>
        </text:list-item>
      </text:list>
      <text:p text:style-name="P9"/>
      <text:list xml:id="list104654203255230" text:continue-list="list104654860840796" text:style-name="WWNum5">
        <text:list-item>
          <text:h text:style-name="P14" text:outline-level="1"><text:bookmark-start text:name="_Toc419464298"/><text:span text:style-name="T6">Installing the IdM Server</text:span><text:bookmark-end text:name="_Toc419464298"/></text:h>
        </text:list-item>
      </text:list>
      <text:p text:style-name="Text"/>
      <text:list xml:id="list104655498187157" text:continue-numbering="true" text:style-name="WWNum5">
        <text:list-item>
          <text:list>
            <text:list-item>
              <text:h text:style-name="P21" text:outline-level="2"><text:bookmark-start text:name="_Toc419464299"/><text:span text:style-name="T5">Pre-Installation Information</text:span><text:bookmark-end text:name="_Toc419464299"/></text:h>
            </text:list-item>
          </text:list>
        </text:list-item>
      </text:list>
      <text:p text:style-name="Text"/>
      <text:p text:style-name="P68">Prior to installation of the IdM server components have the following information identified:</text:p>
      <text:list xml:id="list8657915800010338310" text:style-name="WWNum15">
        <text:list-item>
          <text:p text:style-name="P49">Admin password</text:p>
        </text:list-item>
        <text:list-item>
          <text:p text:style-name="P49">Master password</text:p>
        </text:list-item>
        <text:list-item>
          <text:p text:style-name="P49">Domain name for IdM</text:p>
        </text:list-item>
        <text:list-item>
          <text:p text:style-name="P49">Realm name for IdM, realm names are in all capitals</text:p>
        </text:list-item>
        <text:list-item>
          <text:p text:style-name="P49">Name of master IdM server</text:p>
        </text:list-item>
        <text:list-item>
          <text:p text:style-name="P49">Whether integrated DNS will be used or not, in this build integrated DNS will be utilized</text:p>
        </text:list-item>
        <text:list-item>
          <text:p text:style-name="P49">Whether DNS forwarders will be used</text:p>
        </text:list-item>
      </text:list>
      <text:p text:style-name="P1">Example of information needed for IdM replica installation and configuration:</text:p>
      <text:list xml:id="list7148308085633499946" text:style-name="WWNum16">
        <text:list-item>
          <text:p text:style-name="P50">Hostname: IdMServer02</text:p>
        </text:list-item>
        <text:list-item>
          <text:p text:style-name="P50">AD Domain: example.com</text:p>
        </text:list-item>
        <text:list-item>
          <text:p text:style-name="P50">Linux Domain: Linux.example.com</text:p>
        </text:list-item>
        <text:list-item>
          <text:p text:style-name="P50">Linux Netbios Domain: Linux</text:p>
        </text:list-item>
        <text:list-item>
          <text:p text:style-name="P50">Realm: LINUX.EXAMPLE.COM</text:p>
        </text:list-item>
        <text:list-item>
          <text:p text:style-name="P50">FQDN: IdMServer02.linux.example.com</text:p>
        </text:list-item>
        <text:list-item>
          <text:p text:style-name="P50">IdM Master Server: IdMServer01.linux.example.com</text:p>
        </text:list-item>
      </text:list>
      <text:p text:style-name="P1">All of the above information will be used to create the command used to install and configure the IdM replica server initially. <text:s/>A note for DNS, if using an AD DNS server as the primary one the IdM is installed and configuration of a stub zone will be required to resolve names that reside in the Linux IdM domain. <text:s/>An important note:</text:p>
      <text:p text:style-name="P1">For a replica installation DO NOT USE ipa-server-install script (only used to setup and configure a master server)</text:p>
      <text:list xml:id="list104655346551314" text:continue-list="list104655498187157" text:style-name="WWNum5">
        <text:list-item>
          <text:list>
            <text:list-item>
              <text:h text:style-name="P21" text:outline-level="2"><text:bookmark-start text:name="_Toc419464300"/><text:span text:style-name="T5">Creating the IdM Replica</text:span><text:bookmark-end text:name="_Toc419464300"/></text:h>
            </text:list-item>
          </text:list>
        </text:list-item>
      </text:list>
      <text:p text:style-name="Text"/>
      <text:p text:style-name="P68">To prepare the master for an IdM replica on the IdM master perform the following:</text:p>
      <text:list xml:id="list6077529146257581309" text:style-name="WWNum17">
        <text:list-item>
          <text:p text:style-name="P51">If the master IdM server was configured with integrated DNS then use the --ip-address option update DNS automatically</text:p>
        </text:list-item>
        <text:list-item>
          <text:p text:style-name="P51">Each replica information file is created in the /var/lib/ipa/ directory as a GPG-encrypted file</text:p>
        </text:list-item>
        <text:list-item>
          <text:p text:style-name="P51">Each replica is stored as replica-info-ipareplica.linux.example.com.gpg</text:p>
        </text:list-item>
        <text:list-item>
          <text:p text:style-name="P51">Each replica information file can only be used for a single machine that it is intended for</text:p>
        </text:list-item>
        <text:list-item>
          <text:p text:style-name="P51">#ipa-replica-prepare IdMServer02.linux.example.com --ip-address &lt;ip address of the IdMServer02&gt;</text:p>
        </text:list-item>
        <text:list-item>
          <text:p text:style-name="P51">Command will stall for a little while the DNS information is updated for IdMServer02 on the master Idm server</text:p>
        </text:list-item>
        <text:list-item>
          <text:p text:style-name="P51">Once completed it should show the ipa-replica-prepare command was successful</text:p>
        </text:list-item>
      </text:list>
      <text:list xml:id="list104655565313128" text:continue-list="list104655346551314" text:style-name="WWNum5">
        <text:list-item>
          <text:list>
            <text:list-item>
              <text:h text:style-name="P20" text:outline-level="2"><text:bookmark-start text:name="_Toc419464301"/><text:soft-page-break/>Installation and Configuration of the Replica<text:bookmark-end text:name="_Toc419464301"/></text:h>
            </text:list-item>
          </text:list>
        </text:list-item>
      </text:list>
      <text:p text:style-name="Text"/>
      <text:p text:style-name="P68">After the ipa-replica-prepare is run on the master copy the GPG encrypted file to the replica:</text:p>
      <text:list xml:id="list104654066001405" text:continue-list="list6077529146257581309" text:style-name="WWNum17">
        <text:list-item>
          <text:p text:style-name="P51">#scp /var/lib/ipa/replica-info-IdMServer02.linux.example.com user@IdMServer02.linux.example.com:/var/lib/ipa/</text:p>
        </text:list-item>
      </text:list>
      <text:p text:style-name="P1">Once the replica file is on the replica IdM server it is time to install the replica:</text:p>
      <text:list xml:id="list104653700790981" text:continue-numbering="true" text:style-name="WWNum17">
        <text:list-item>
          <text:p text:style-name="P51">#ipa-replica-install --setup-ca --setup-dns -- forwarder=&lt;ad dns server&gt; -N --mkhomedir /var/lib/ipa/replica-info-IdMServer02.linux.example.com.gpg</text:p>
        </text:list-item>
        <text:list-item>
          <text:p text:style-name="P51">Enter the required passwords at the prompts</text:p>
        </text:list-item>
      </text:list>
      <text:list xml:id="list104653873533987" text:continue-list="list104655565313128" text:style-name="WWNum5">
        <text:list-item>
          <text:list>
            <text:list-item>
              <text:h text:style-name="P21" text:outline-level="2"><text:bookmark-start text:name="_Toc419464302"/><text:span text:style-name="T5">Verify DNS Entries</text:span><text:bookmark-end text:name="_Toc419464302"/><text:span text:style-name="T5"> </text:span></text:h>
            </text:list-item>
          </text:list>
        </text:list-item>
      </text:list>
      <text:p text:style-name="Text"/>
      <text:p text:style-name="P68">Once the ipa-replica-install command is completed without errors validate that correct DNS entries were created:</text:p>
      <text:list xml:id="list4267880741347817447" text:style-name="WWNum18">
        <text:list-item>
          <text:p text:style-name="P52">#DOMAIN=linux.example.com</text:p>
        </text:list-item>
        <text:list-item>
          <text:p text:style-name="P52">#NAMESERVER=IdMServer02</text:p>
        </text:list-item>
        <text:list-item>
          <text:p text:style-name="P52">for i in _ldap._tcp _kerberos._tcp _kerberos._udp _kerberos-master._tcp _kerberos-master._udp _ntp._udp; do echo ""; dig @${NAMESERVER} ${i}.${DOMAIN} srv +nocmd +noquestion +nocomments +nostats +noaa +noadditional +noauthority; done | egrep -v "^;" | egrep _</text:p>
        </text:list-item>
      </text:list>
      <text:p text:style-name="P2">If the IdM was created without DNS then the required entries need to be added manually:</text:p>
      <text:list xml:id="list6887490785485229262" text:style-name="WWNum48">
        <text:list-item>
          <text:p text:style-name="P53">#kinit admin</text:p>
        </text:list-item>
        <text:list-item>
          <text:p text:style-name="P53">#ipa dnsrecord-add linux.example.com _ldap._tcp --srv-rec=”0 100 389 IdMServer02.linux.example.com.”</text:p>
        </text:list-item>
      </text:list>
      <text:p text:style-name="P1">Setup DNS services for the replica as these are not done by the installation script even if the master uses DNS:</text:p>
      <text:list xml:id="list2994132366645481100" text:style-name="WWNum49">
        <text:list-item>
          <text:p text:style-name="P54">#ipa dnsrecord-add linux.example.com @ --ns-rec IdMServer02.linux.example.com.</text:p>
        </text:list-item>
        <text:list-item>
          <text:p text:style-name="P54">use the FQDN of the IdM replica server</text:p>
        </text:list-item>
        <text:list-item>
          <text:p text:style-name="P54">Also include the final (.) </text:p>
        </text:list-item>
      </text:list>
      <text:list xml:id="list104654814398312" text:continue-list="list104653873533987" text:style-name="WWNum5">
        <text:list-item>
          <text:list>
            <text:list-item>
              <text:h text:style-name="P21" text:outline-level="2"><text:bookmark-start text:name="_Toc419464303"/><text:span text:style-name="T5">Current State of IdM System</text:span><text:bookmark-end text:name="_Toc419464303"/></text:h>
            </text:list-item>
          </text:list>
        </text:list-item>
      </text:list>
      <text:p text:style-name="Text"/>
      <text:p text:style-name="P68">At this point the IdM replica system is fully configured and ready for use with Linux clients. <text:s/>It will also have all the settings and configuration of the master IdM server that it is a replica of.</text:p>
      <text:p text:style-name="P69"/>
      <text:list xml:id="list104655561367050" text:continue-numbering="true" text:style-name="WWNum5">
        <text:list-item>
          <text:h text:style-name="P14" text:outline-level="1"><text:bookmark-start text:name="_Toc419464304"/><text:span text:style-name="T6">IdM Backups</text:span><text:bookmark-end text:name="_Toc419464304"/></text:h>
        </text:list-item>
      </text:list>
      <text:p text:style-name="Text"/>
      <text:list xml:id="list104655350221435" text:continue-numbering="true" text:style-name="WWNum5">
        <text:list-item>
          <text:list>
            <text:list-item>
              <text:h text:style-name="P21" text:outline-level="2"><text:bookmark-start text:name="_Toc419464305"/><text:span text:style-name="T5">Backup and Restoring IdM Considerations</text:span><text:bookmark-end text:name="_Toc419464305"/></text:h>
            </text:list-item>
          </text:list>
        </text:list-item>
      </text:list>
      <text:p text:style-name="Text"/>
      <text:p text:style-name="P68">Use the backup and restore procedures only if you cannot rebuild the lost part of the IdM server group from remaining servers. <text:s/>Backup and restore features are command line only. <text:s/>Backups are stored in /var/lib/ipa/backup/ directory. <text:s/>Naming convention as follows:</text:p>
      <text:list xml:id="list865329909768246340" text:style-name="WWNum34">
        <text:list-item>
          <text:p text:style-name="P55">ipa-full-YEAR-MM-DD-HH-MM-SS in GMT timezone of the server for full backups</text:p>
        </text:list-item>
        <text:list-item>
          <text:p text:style-name="P55">ipa-data-YEAR-MM-DD-HH-MM-SS in GMT timezone of the server for data backups</text:p>
        </text:list-item>
      </text:list>
      <text:list xml:id="list104654746997318" text:continue-list="list104655350221435" text:style-name="WWNum5">
        <text:list-item>
          <text:list>
            <text:list-item>
              <text:h text:style-name="P21" text:outline-level="2"><text:bookmark-start text:name="_Toc419464306"/><text:span text:style-name="T5">Backup Types</text:span><text:bookmark-end text:name="_Toc419464306"/></text:h>
            </text:list-item>
          </text:list>
        </text:list-item>
      </text:list>
      <text:p text:style-name="Text"/>
      <text:p text:style-name="P68">Full-IdM Server Backup</text:p>
      <text:list xml:id="list7830022383436033661" text:style-name="WWNum33">
        <text:list-item>
          <text:p text:style-name="P56">Creates a backup copy of all the IdM server files as well as LDAP data</text:p>
        </text:list-item>
        <text:list-item>
          <text:p text:style-name="P56">Standalone backup</text:p>
        </text:list-item>
        <text:list-item>
          <text:p text:style-name="P56">Backup is a raw file and is performed offline</text:p>
        </text:list-item>
        <text:list-item>
          <text:p text:style-name="P56">Backup script stops all IdM services prior to performing the backup</text:p>
        </text:list-item>
      </text:list>
      <text:p text:style-name="P68">Data-Only Backup</text:p>
      <text:list xml:id="list104655701745740" text:continue-numbering="true" text:style-name="WWNum33">
        <text:list-item>
          <text:p text:style-name="P56">Creates a backup copy of LDAP data and the changelog</text:p>
        </text:list-item>
        <text:list-item>
          <text:p text:style-name="P56">Backups up the IPA-REALM instance </text:p>
        </text:list-item>
        <text:list-item>
          <text:p text:style-name="P56">Can also back up multiple back ends, single backend including IPA and CA Dogtag</text:p>
        </text:list-item>
      </text:list>
      <text:list xml:id="list104654258904307" text:continue-list="list104654746997318" text:style-name="WWNum5">
        <text:list-item>
          <text:list>
            <text:list-item>
              <text:h text:style-name="P21" text:outline-level="2"><text:bookmark-start text:name="_Toc419464307"/><text:span text:style-name="T5">Full-IdM Backup</text:span><text:bookmark-end text:name="_Toc419464307"/></text:h>
            </text:list-item>
          </text:list>
        </text:list-item>
      </text:list>
      <text:p text:style-name="Text"/>
      <text:p text:style-name="P68">To perform a full IdM server backup:</text:p>
      <text:list xml:id="list8024648474858402398" text:style-name="WWNum35">
        <text:list-item>
          <text:p text:style-name="P57">#ipa-backup</text:p>
        </text:list-item>
      </text:list>
      <text:list xml:id="list104653789054285" text:continue-list="list104654258904307" text:style-name="WWNum5">
        <text:list-item>
          <text:list>
            <text:list-item>
              <text:h text:style-name="P20" text:outline-level="2"><text:bookmark-start text:name="_Toc419464308"/>Data-Only IdM Backup<text:bookmark-end text:name="_Toc419464308"/></text:h>
            </text:list-item>
          </text:list>
        </text:list-item>
      </text:list>
      <text:p text:style-name="P7"><text:span text:style-name="T12">To perform a data only IdM server backup:</text:span></text:p>
      <text:list xml:id="list104655260938380" text:continue-list="list8024648474858402398" text:style-name="WWNum35">
        <text:list-item>
          <text:p text:style-name="P76"><text:span text:style-name="T12">#ipa-backup --data</text:span></text:p>
        </text:list-item>
        <text:list-item>
          <text:p text:style-name="P76"><text:span text:style-name="T12">Can also include --online which performs online backup only available with data only backups</text:span></text:p>
        </text:list-item>
        <text:list-item>
          <text:p text:style-name="P76"><text:span text:style-name="T12">Can also include --logs includes the IdM service log files in the backup</text:span></text:p>
          <text:p text:style-name="P77"><text:span text:style-name="T14"/></text:p>
        </text:list-item>
      </text:list>
      <text:list xml:id="list104655463340344" text:continue-list="list104653789054285" text:style-name="WWNum5">
        <text:list-item>
          <text:list>
            <text:list-item>
              <text:h text:style-name="P20" text:outline-level="2"><text:bookmark-start text:name="_Toc419464309"/>Creating Encryption Key for Backups<text:bookmark-end text:name="_Toc419464309"/></text:h>
            </text:list-item>
          </text:list>
        </text:list-item>
      </text:list>
      <text:p text:style-name="P68">To create the GPG key:</text:p>
      <text:list xml:id="list8925626936385546473" text:style-name="WWNum36">
        <text:list-item>
          <text:p text:style-name="P58">#cat &gt;keygen &lt;&lt;EOF</text:p>
        </text:list-item>
        <text:list-item>
          <text:p text:style-name="P58">%echo generating a standard key</text:p>
        </text:list-item>
        <text:list-item>
          <text:p text:style-name="P58">Key-Type: RSA</text:p>
        </text:list-item>
        <text:list-item>
          <text:p text:style-name="P58">Key-Length: 2048</text:p>
        </text:list-item>
        <text:list-item>
          <text:p text:style-name="P58">Name-Real: IPA Backup</text:p>
        </text:list-item>
        <text:list-item>
          <text:p text:style-name="P58">Name-Comment: IPA Backup</text:p>
        </text:list-item>
        <text:list-item>
          <text:p text:style-name="P58">Name-Email: root@example.com</text:p>
        </text:list-item>
        <text:list-item>
          <text:p text:style-name="P58">Expire-Dat: 0</text:p>
        </text:list-item>
        <text:list-item>
          <text:p text:style-name="P58">%pubring /root/backup.pub</text:p>
        </text:list-item>
        <text:list-item>
          <text:p text:style-name="P58">%secring /root/backup.sec</text:p>
        </text:list-item>
        <text:list-item>
          <text:p text:style-name="P58"><text:soft-page-break/>%commit</text:p>
        </text:list-item>
        <text:list-item>
          <text:p text:style-name="P58">%echo done</text:p>
        </text:list-item>
        <text:list-item>
          <text:p text:style-name="P58">EOF</text:p>
        </text:list-item>
      </text:list>
      <text:p text:style-name="P1">Generate a key pair called backup</text:p>
      <text:list xml:id="list6210756439814756869" text:style-name="WWNum37">
        <text:list-item>
          <text:p text:style-name="P59">#gpg --batch --gen-key keygen</text:p>
        </text:list-item>
        <text:list-item>
          <text:p text:style-name="P59">#gpg --no-default-keyring --secret-keyring /root/backup.sec \</text:p>
        </text:list-item>
        <text:list-item>
          <text:p text:style-name="P59">--keyring /root/backup.pub --list-secret-keys</text:p>
        </text:list-item>
      </text:list>
      <text:list xml:id="list104655422868439" text:continue-list="list104655463340344" text:style-name="WWNum5">
        <text:list-item>
          <text:list>
            <text:list-item>
              <text:h text:style-name="P20" text:outline-level="2"><text:bookmark-start text:name="_Toc419464310"/>Creating Encrypted Backups<text:bookmark-end text:name="_Toc419464310"/></text:h>
            </text:list-item>
          </text:list>
        </text:list-item>
      </text:list>
      <text:p text:style-name="P68">To create an encrypted backup:</text:p>
      <text:list xml:id="list2124125340030386848" text:style-name="WWNum38">
        <text:list-item>
          <text:p text:style-name="P60">#ipa-backup --gpg --gpg-keyring=/root/backup</text:p>
        </text:list-item>
      </text:list>
      <text:list xml:id="list104655604184426" text:continue-list="list104655422868439" text:style-name="WWNum5">
        <text:list-item>
          <text:list>
            <text:list-item>
              <text:h text:style-name="P20" text:outline-level="2"><text:bookmark-start text:name="_Toc419464311"/>Encryption Key Creation Issues<text:bookmark-end text:name="_Toc419464311"/></text:h>
            </text:list-item>
          </text:list>
        </text:list-item>
      </text:list>
      <text:p text:style-name="P68">If you experience problems creating gpg key for use, your system might use gpg2 and gpg2 requires an external program to function. <text:s/>To generate the key purely from console in this situation, add the pinentry-program /usr/bin/pinentry-curses line to the the .gnupg/gpg-agent.conf file before generating a key.</text:p>
      <text:list xml:id="list104655431577694" text:continue-numbering="true" text:style-name="WWNum5">
        <text:list-item>
          <text:h text:style-name="P14" text:outline-level="1"><text:bookmark-start text:name="_Toc419464312"/><text:span text:style-name="T6">HARDENING</text:span><text:bookmark-end text:name="_Toc419464312"/></text:h>
        </text:list-item>
      </text:list>
      <text:p text:style-name="Text"/>
      <text:list xml:id="list104655225181642" text:continue-numbering="true" text:style-name="WWNum5">
        <text:list-item>
          <text:list>
            <text:list-item>
              <text:h text:style-name="P22" text:outline-level="2"><text:bookmark-start text:name="_Toc419464313"/><text:span text:style-name="T5">Install OpenSCAP Security Guide</text:span><text:bookmark-end text:name="_Toc419464313"/></text:h>
            </text:list-item>
          </text:list>
        </text:list-item>
      </text:list>
      <text:p text:style-name="Text"/>
      <text:p text:style-name="P8"><text:span text:style-name="T11">Install the OpenSCAP utility and supporting guides</text:span></text:p>
      <text:list xml:id="list104654892104960" text:continue-list="list2124125340030386848" text:style-name="WWNum38">
        <text:list-item>
          <text:p text:style-name="P75"><text:span text:style-name="T11">#yum install openscap openscap-utils scap-security-guide</text:span></text:p>
        </text:list-item>
        <text:list-item>
          <text:p text:style-name="P75"><text:span text:style-name="T11">For RHEL 7 scap-security-guide 1.22+ will need to be installed for DISA STIG profile</text:span></text:p>
        </text:list-item>
        <text:list-item>
          <text:p text:style-name="P75"><text:span text:style-name="T11">#rpm -qi scap-security-guide</text:span></text:p>
        </text:list-item>
        <text:list-item>
          <text:p text:style-name="P75"><text:span text:style-name="T11">With scap-security-guide 1.22+ evaluate and remediate security findings</text:span></text:p>
        </text:list-item>
        <text:list-item>
          <text:p text:style-name="P75"><text:span text:style-name="T11">#oscap xccdf eval --profile stig-rhel7-server-upstream --remediate --results /root/’hostname’-ssg-results.xml --cpe /usr/share/xml/scap/ssg/content/ssg-rhel7-cpe-dictionary.xml /usr/share/xml/scap/ssg/content/ssg-rhel7-xccdf.xml</text:span></text:p>
        </text:list-item>
        <text:list-item>
          <text:p text:style-name="P75"><text:span text:style-name="T11">To use the Red Hat Corporate Profile for Certified Cloud Providers, scap-security-guide &lt;1.22</text:span></text:p>
        </text:list-item>
        <text:list-item>
          <text:p text:style-name="P75"><text:span text:style-name="T11">#oscap xccdf eval --profile rht-ccp --remediate --results /toot/’hostname’-ssg-results.xml --cpe /usr/share/xml/scap/ssg/content/ssg-rhel7-cpe-dictionary.xml /usr/share/xml/scap/ssg/content/ssg-rhel7-xccdf.xml</text:span></text:p>
        </text:list-item>
      </text:list>
      <text:list xml:id="list104654675314221" text:continue-list="list104655225181642" text:style-name="WWNum5">
        <text:list-item>
          <text:list>
            <text:list-item>
              <text:h text:style-name="P20" text:outline-level="2"><text:bookmark-start text:name="_Toc419464314"/>Apache Tweaks<text:bookmark-end text:name="_Toc419464314"/></text:h>
            </text:list-item>
          </text:list>
        </text:list-item>
      </text:list>
      <text:p text:style-name="P68">Turn FIPS on in nss.conf:</text:p>
      <text:list xml:id="list4228700712793288352" text:style-name="WWNum41">
        <text:list-item>
          <text:p text:style-name="P61">#vim /etc/httpd/conf.d/nss.conf</text:p>
        </text:list-item>
        <text:list-item>
          <text:p text:style-name="P61">Find the line NSSFIPS to the following</text:p>
        </text:list-item>
        <text:list-item>
          <text:p text:style-name="P61">NSSFIPS on</text:p>
        </text:list-item>
      </text:list>
      <text:p text:style-name="P1">Turn on FIPS in the Apache password.conf</text:p>
      <text:list xml:id="list4401884788293237699" text:style-name="WWNum42">
        <text:list-item>
          <text:p text:style-name="P62">vim /etc/httpd/conf/password.conf</text:p>
        </text:list-item>
        <text:list-item>
          <text:p text:style-name="P62">Set internal and NSSS FIPS 140-2 Certificate DB password to </text:p>
        </text:list-item>
      </text:list>
      <text:list xml:id="list104654428379392" text:continue-list="list104654675314221" text:style-name="WWNum5">
        <text:list-item>
          <text:list>
            <text:list-item>
              <text:h text:style-name="P20" text:outline-level="2"><text:bookmark-start text:name="_Toc419464315"/>GRUB 2 Password<text:bookmark-end text:name="_Toc419464315"/></text:h>
            </text:list-item>
          </text:list>
        </text:list-item>
      </text:list>
      <text:p text:style-name="P68">Currently anaconda in RHEL 7 is unable to set a GRUB 2 password, create and set one with the following:</text:p>
      <text:list xml:id="list2909504957060801610" text:style-name="WWNum43">
        <text:list-item>
          <text:p text:style-name="P63">#grub2-mkpasswd-pbkdf2</text:p>
        </text:list-item>
        <text:list-item>
          <text:p text:style-name="P63">Enter your password twice</text:p>
        </text:list-item>
        <text:list-item>
          <text:p text:style-name="P63">It will return a line saying that the PBKDF2 hasw of your password is grub.pbkdf2.sha512…</text:p>
        </text:list-item>
        <text:list-item>
          <text:p text:style-name="P63">Copy everything from grub. onwards</text:p>
        </text:list-item>
        <text:list-item>
          <text:p text:style-name="P63">#vim /etc/grub.d/40_custom</text:p>
        </text:list-item>
        <text:list-item>
          <text:p text:style-name="P63">below the comments add the following 2 lines</text:p>
        </text:list-item>
        <text:list-item>
          <text:p text:style-name="P63">set superusers=”root”</text:p>
        </text:list-item>
        <text:list-item>
          <text:p text:style-name="P63">password_pbkdf2 root grub….(hash)</text:p>
        </text:list-item>
        <text:list-item>
          <text:p text:style-name="P63">The superusers=”root” is your grub2 username</text:p>
        </text:list-item>
        <text:list-item>
          <text:p text:style-name="P63">Save the file</text:p>
        </text:list-item>
        <text:list-item>
          <text:p text:style-name="P63">run the following command as root</text:p>
        </text:list-item>
        <text:list-item>
          <text:p text:style-name="P63">#grub2-mkconfig -o /boot/grub2/grub.cfg</text:p>
        </text:list-item>
        <text:list-item>
          <text:p text:style-name="P63">You will be prompted for the username and password for any modifications to the boot parameters</text:p>
        </text:list-item>
      </text:list>
      <text:list xml:id="list104655676145058" text:continue-list="list104654428379392" text:style-name="WWNum5">
        <text:list-item>
          <text:list>
            <text:list-item>
              <text:h text:style-name="P20" text:outline-level="2"><text:bookmark-start text:name="_Toc419464316"/><text:soft-page-break/>Minimum Authentication for LDAP<text:bookmark-end text:name="_Toc419464316"/></text:h>
            </text:list-item>
          </text:list>
        </text:list-item>
      </text:list>
      <text:p text:style-name="P68">Configure the minimum authentication for the LDAP services provided by IdM:</text:p>
      <text:list xml:id="list235880951225094262" text:style-name="WWNum44">
        <text:list-item>
          <text:p text:style-name="P64">#ipactl stop</text:p>
        </text:list-item>
        <text:list-item>
          <text:p text:style-name="P64">vim /etc/dirsrv/slapd-LINUX-EXAMPLE-COM/dse.ldif</text:p>
        </text:list-item>
        <text:list-item>
          <text:p text:style-name="P64">change the following two entries</text:p>
        </text:list-item>
        <text:list-item>
          <text:p text:style-name="P64">nsslapd-allow-ananymous-access: off</text:p>
        </text:list-item>
        <text:list-item>
          <text:p text:style-name="P64">nsslapd-minssf: 1</text:p>
        </text:list-item>
        <text:list-item>
          <text:p text:style-name="P64">Save the file</text:p>
        </text:list-item>
        <text:list-item>
          <text:p text:style-name="P64">#ipactl start</text:p>
        </text:list-item>
        <text:list-item>
          <text:p text:style-name="P64">#kinit &lt;username&gt;</text:p>
        </text:list-item>
        <text:list-item>
          <text:p text:style-name="P64">#klist</text:p>
        </text:list-item>
        <text:list-item>
          <text:p text:style-name="P64">#ldapsearch -Y GSSAPI -b “cn=accounts,dc=linux,dc=example,dc=com”</text:p>
        </text:list-item>
      </text:list>
      <text:p text:style-name="P5"/>
      <text:p text:style-name="P4"/>
      <text:h text:style-name="P12" text:outline-level="1"><text:bookmark-start text:name="_Toc419464317"/><text:span text:style-name="T17">Appendix A – Acronyms</text:span><text:bookmark-end text:name="_Toc419464317"/></text:h>
      <text:p text:style-name="P41"><text:bookmark-start text:name="_Toc419464321"/><text:span text:style-name="T7">Table Appendix A-1 Acronyms</text:span><text:bookmark-end text:name="_Toc419464321"/></text:p>
      <table:table table:name="Table4" table:style-name="Table4">
        <table:table-column table:style-name="Table4.A"/>
        <table:table-column table:style-name="Table4.B"/>
        <table:table-row table:style-name="Table4.1">
          <table:table-cell table:style-name="Table4.A1" office:value-type="string">
            <text:p text:style-name="P19"><text:span text:style-name="T20">Acronym</text:span></text:p>
          </table:table-cell>
          <table:table-cell table:style-name="Table4.A1" office:value-type="string">
            <text:p text:style-name="P19"><text:span text:style-name="T20">Meaning</text:span></text:p>
          </table:table-cell>
        </table:table-row>
        <table:table-row table:style-name="Table4.1">
          <table:table-cell table:style-name="Table4.A1" office:value-type="string">
            <text:p text:style-name="P19"><text:span text:style-name="T21">AD</text:span></text:p>
          </table:table-cell>
          <table:table-cell table:style-name="Table4.A1" office:value-type="string">
            <text:p text:style-name="P19"><text:span text:style-name="T21">Active Directory</text:span></text:p>
          </table:table-cell>
        </table:table-row>
        <table:table-row table:style-name="Table4.1">
          <table:table-cell table:style-name="Table4.A1" office:value-type="string">
            <text:p text:style-name="P19"><text:span text:style-name="T21">BIND</text:span></text:p>
          </table:table-cell>
          <table:table-cell table:style-name="Table4.A1" office:value-type="string">
            <text:p text:style-name="P19"><text:span text:style-name="T21">Berkley Internet Name Domain</text:span></text:p>
          </table:table-cell>
        </table:table-row>
        <table:table-row table:style-name="Table4.1">
          <table:table-cell table:style-name="Table4.A1" office:value-type="string">
            <text:p text:style-name="P19"><text:span text:style-name="T21">CA</text:span></text:p>
          </table:table-cell>
          <table:table-cell table:style-name="Table4.A1" office:value-type="string">
            <text:p text:style-name="P19"><text:span text:style-name="T21">Certificate Authority</text:span></text:p>
          </table:table-cell>
        </table:table-row>
        <table:table-row table:style-name="Table4.1">
          <table:table-cell table:style-name="Table4.A1" office:value-type="string">
            <text:p text:style-name="P19"><text:span text:style-name="T21">DC</text:span></text:p>
          </table:table-cell>
          <table:table-cell table:style-name="Table4.A1" office:value-type="string">
            <text:p text:style-name="P19"><text:span text:style-name="T21">Domain Controller</text:span></text:p>
          </table:table-cell>
        </table:table-row>
        <table:table-row table:style-name="Table4.1">
          <table:table-cell table:style-name="Table4.A1" office:value-type="string">
            <text:p text:style-name="P19"><text:span text:style-name="T21">DISA</text:span></text:p>
          </table:table-cell>
          <table:table-cell table:style-name="Table4.A1" office:value-type="string">
            <text:p text:style-name="P19"><text:span text:style-name="T21">Defense Information Security Agency</text:span></text:p>
          </table:table-cell>
        </table:table-row>
        <table:table-row table:style-name="Table4.1">
          <table:table-cell table:style-name="Table4.A1" office:value-type="string">
            <text:p text:style-name="P19"><text:span text:style-name="T21">DNS</text:span></text:p>
          </table:table-cell>
          <table:table-cell table:style-name="Table4.A1" office:value-type="string">
            <text:p text:style-name="P19"><text:span text:style-name="T21">Domain Name Server</text:span></text:p>
          </table:table-cell>
        </table:table-row>
        <table:table-row table:style-name="Table4.1">
          <table:table-cell table:style-name="Table4.A1" office:value-type="string">
            <text:p text:style-name="P19"><text:span text:style-name="T21">FQDN</text:span></text:p>
          </table:table-cell>
          <table:table-cell table:style-name="Table4.A1" office:value-type="string">
            <text:p text:style-name="P19"><text:span text:style-name="T21">Fully Qualified Domain Name</text:span></text:p>
          </table:table-cell>
        </table:table-row>
        <table:table-row table:style-name="Table4.1">
          <table:table-cell table:style-name="Table4.A1" office:value-type="string">
            <text:p text:style-name="P19"><text:span text:style-name="T21">FreeIPA</text:span></text:p>
          </table:table-cell>
          <table:table-cell table:style-name="Table4.A1" office:value-type="string">
            <text:p text:style-name="P19"><text:span text:style-name="T21">Free Identify Policy Audit</text:span></text:p>
          </table:table-cell>
        </table:table-row>
        <table:table-row table:style-name="Table4.1">
          <table:table-cell table:style-name="Table4.A1" office:value-type="string">
            <text:p text:style-name="P19"><text:span text:style-name="T21">GPG</text:span></text:p>
          </table:table-cell>
          <table:table-cell table:style-name="Table4.A1" office:value-type="string">
            <text:p text:style-name="P19"><text:span text:style-name="T21">Gnu Privacy Guard</text:span></text:p>
          </table:table-cell>
        </table:table-row>
        <table:table-row table:style-name="Table4.1">
          <table:table-cell table:style-name="Table4.A1" office:value-type="string">
            <text:p text:style-name="P19"><text:span text:style-name="T21">LDAP</text:span></text:p>
          </table:table-cell>
          <table:table-cell table:style-name="Table4.A1" office:value-type="string">
            <text:p text:style-name="P19"><text:span text:style-name="T21">Lightweight Directory Access Protocol</text:span></text:p>
          </table:table-cell>
        </table:table-row>
        <table:table-row table:style-name="Table4.1">
          <table:table-cell table:style-name="Table4.A1" office:value-type="string">
            <text:p text:style-name="P19"><text:span text:style-name="T21">LDAPS</text:span></text:p>
          </table:table-cell>
          <table:table-cell table:style-name="Table4.A1" office:value-type="string">
            <text:p text:style-name="P19"><text:span text:style-name="T21">Lightweight Directory Access Protocol Secure</text:span></text:p>
          </table:table-cell>
        </table:table-row>
        <table:table-row table:style-name="Table4.1">
          <table:table-cell table:style-name="Table4.A1" office:value-type="string">
            <text:p text:style-name="P19"><text:span text:style-name="T21">NSCD</text:span></text:p>
          </table:table-cell>
          <table:table-cell table:style-name="Table4.A1" office:value-type="string">
            <text:p text:style-name="P19"><text:span text:style-name="T21">Name Services Caching Daemon</text:span></text:p>
          </table:table-cell>
        </table:table-row>
        <table:table-row table:style-name="Table4.1">
          <table:table-cell table:style-name="Table4.A1" office:value-type="string">
            <text:p text:style-name="P19"><text:span text:style-name="T21">NTP</text:span></text:p>
          </table:table-cell>
          <table:table-cell table:style-name="Table4.A1" office:value-type="string">
            <text:p text:style-name="P19"><text:span text:style-name="T21">Network Time Protocol</text:span></text:p>
          </table:table-cell>
        </table:table-row>
        <table:table-row table:style-name="Table4.1">
          <table:table-cell table:style-name="Table4.A1" office:value-type="string">
            <text:p text:style-name="P19"><text:span text:style-name="T21">OpenSCAP</text:span></text:p>
          </table:table-cell>
          <table:table-cell table:style-name="Table4.A1" office:value-type="string">
            <text:p text:style-name="P19"><text:span text:style-name="T21">Open Security Content Automation Protocol</text:span></text:p>
          </table:table-cell>
        </table:table-row>
        <table:table-row table:style-name="Table4.1">
          <table:table-cell table:style-name="Table4.A1" office:value-type="string">
            <text:p text:style-name="P19"><text:span text:style-name="T21">Red Hat IdM</text:span></text:p>
          </table:table-cell>
          <table:table-cell table:style-name="Table4.A1" office:value-type="string">
            <text:p text:style-name="P19"><text:span text:style-name="T21">Red Hat Identity Management</text:span></text:p>
          </table:table-cell>
        </table:table-row>
        <table:table-row table:style-name="Table4.1">
          <table:table-cell table:style-name="Table4.A1" office:value-type="string">
            <text:p text:style-name="P19"><text:span text:style-name="T21">RHEL</text:span></text:p>
          </table:table-cell>
          <table:table-cell table:style-name="Table4.A1" office:value-type="string">
            <text:p text:style-name="P19"><text:span text:style-name="T21">Red Hat Enterprise Linux</text:span></text:p>
          </table:table-cell>
        </table:table-row>
        <table:table-row table:style-name="Table4.1">
          <table:table-cell table:style-name="Table4.A1" office:value-type="string">
            <text:p text:style-name="P19"><text:span text:style-name="T21">SRV</text:span></text:p>
          </table:table-cell>
          <table:table-cell table:style-name="Table4.A1" office:value-type="string">
            <text:p text:style-name="P19"><text:span text:style-name="T21">Service Record</text:span></text:p>
          </table:table-cell>
        </table:table-row>
        <table:table-row table:style-name="Table4.1">
          <table:table-cell table:style-name="Table4.A1" office:value-type="string">
            <text:p text:style-name="P19"><text:span text:style-name="T21">STIG</text:span></text:p>
          </table:table-cell>
          <table:table-cell table:style-name="Table4.A1" office:value-type="string">
            <text:p text:style-name="P19"><text:span text:style-name="T21">Security Technical Implementation Guide</text:span></text:p>
          </table:table-cell>
        </table:table-row>
      </table:table>
      <text:p text:style-name="Text"/>
      <text:p text:style-name="P10"/>
      <text:h text:style-name="P12" text:outline-level="1"><text:bookmark-start text:name="_Toc419464318"/><text:span text:style-name="T17">Appendix B – List of Directories and Files Copied During Backup</text:span><text:bookmark-end text:name="_Toc419464318"/></text:h>
      <text:p text:style-name="P68">Directories:</text:p>
      <text:list xml:id="list104653755677934" text:continue-list="list104654892104960" text:style-name="WWNum38">
        <text:list-item>
          <text:p text:style-name="P60">/usr/share/ipa/html</text:p>
        </text:list-item>
        <text:list-item>
          <text:p text:style-name="P60">/root/.pki</text:p>
        </text:list-item>
        <text:list-item>
          <text:p text:style-name="P60">/etc/pki-ca</text:p>
        </text:list-item>
        <text:list-item>
          <text:p text:style-name="P60">/etc/pki/pki-tomcat</text:p>
        </text:list-item>
        <text:list-item>
          <text:p text:style-name="P60">/etc/sysconfig/pki</text:p>
        </text:list-item>
        <text:list-item>
          <text:p text:style-name="P60">/etc/httpd/alias</text:p>
        </text:list-item>
        <text:list-item>
          <text:p text:style-name="P60">/var/lib/pki</text:p>
        </text:list-item>
        <text:list-item>
          <text:p text:style-name="P60">/var/lib/pki-ca</text:p>
        </text:list-item>
        <text:list-item>
          <text:p text:style-name="P60">/var/lib/ipa/sysrestore</text:p>
        </text:list-item>
        <text:list-item>
          <text:p text:style-name="P60">/var/lib/ipa-client/sysrestore</text:p>
        </text:list-item>
        <text:list-item>
          <text:p text:style-name="P60">/var/lib/ipa/dnssec</text:p>
        </text:list-item>
        <text:list-item>
          <text:p text:style-name="P60">/var/lib/sss/pubconf/krb5.include.d</text:p>
        </text:list-item>
        <text:list-item>
          <text:p text:style-name="P60">/var/lib/authconfig/last</text:p>
        </text:list-item>
        <text:list-item>
          <text:p text:style-name="P60">/var/lib/certmonger</text:p>
        </text:list-item>
        <text:list-item>
          <text:p text:style-name="P60">/var/lib/ipa</text:p>
        </text:list-item>
        <text:list-item>
          <text:p text:style-name="P60">/var/run/dirsrv</text:p>
        </text:list-item>
        <text:list-item>
          <text:p text:style-name="P60">/var/lock/dirsrv</text:p>
        </text:list-item>
      </text:list>
      <text:p text:style-name="Standard">Files</text:p>
      <text:list xml:id="list9166782346754988387" text:style-name="WWNum39">
        <text:list-item>
          <text:p text:style-name="P65">/etc/named.conf</text:p>
        </text:list-item>
        <text:list-item>
          <text:p text:style-name="P65">/etc/named.keytab</text:p>
        </text:list-item>
        <text:list-item>
          <text:p text:style-name="P65">/etc/resolv.conf</text:p>
        </text:list-item>
        <text:list-item>
          <text:p text:style-name="P65">/etc/sysconfig/pki-ca</text:p>
        </text:list-item>
        <text:list-item>
          <text:p text:style-name="P65">/etc/sysconfig/pki-tomcat</text:p>
        </text:list-item>
        <text:list-item>
          <text:p text:style-name="P65">/etc/sysconfig/dirsrv</text:p>
        </text:list-item>
        <text:list-item>
          <text:p text:style-name="P65">/etc/sysconfig/ntpd</text:p>
        </text:list-item>
        <text:list-item>
          <text:p text:style-name="P65">/etc/sysconfig/krb5kdc</text:p>
        </text:list-item>
        <text:list-item>
          <text:p text:style-name="P65">/etc/sysconfig/pki/ca/pki-ca</text:p>
        </text:list-item>
        <text:list-item>
          <text:p text:style-name="P65">/etc/sysconfig/ipa-dnskeysyncd</text:p>
        </text:list-item>
        <text:list-item>
          <text:p text:style-name="P65">/etc/sysconfig/ipa-ods-exporter</text:p>
        </text:list-item>
        <text:list-item>
          <text:p text:style-name="P65">/etc/sysconfig/named</text:p>
        </text:list-item>
        <text:list-item>
          <text:p text:style-name="P65">/etc/sysconfig/ods</text:p>
        </text:list-item>
        <text:list-item>
          <text:p text:style-name="P65">/etc/sysconfig/authconfig</text:p>
        </text:list-item>
        <text:list-item>
          <text:p text:style-name="P65">/etc/ipa/nssdb/pwdfile.txt</text:p>
        </text:list-item>
        <text:list-item>
          <text:p text:style-name="P65">/etc/pki/ca-trust/source/ipa.p11-kit</text:p>
        </text:list-item>
        <text:list-item>
          <text:p text:style-name="P65">/etc/pki/ca-trust/source/anchors/ipa-ca.crt</text:p>
        </text:list-item>
        <text:list-item>
          <text:p text:style-name="P65">/etc/nsswitch.conf</text:p>
        </text:list-item>
        <text:list-item>
          <text:p text:style-name="P65">/etc/krb5.keytab</text:p>
        </text:list-item>
        <text:list-item>
          <text:p text:style-name="P65">/etc/sssd/sssd.conf</text:p>
        </text:list-item>
        <text:list-item>
          <text:p text:style-name="P65">/etc/openldap/ldap.conf</text:p>
        </text:list-item>
        <text:list-item>
          <text:p text:style-name="P65">/etc/security/limits.conf</text:p>
        </text:list-item>
        <text:list-item>
          <text:p text:style-name="P65">/etc/httpd/conf/password.conf</text:p>
        </text:list-item>
        <text:list-item>
          <text:p text:style-name="P65">/etc/httpd/conf/ipa.keytab</text:p>
        </text:list-item>
        <text:list-item>
          <text:p text:style-name="P65">/etc/httpd/conf.d/ipa-pki-proxy.conf</text:p>
        </text:list-item>
        <text:list-item>
          <text:p text:style-name="P65">/etc/httpd/conf.d/ipa-rewrite.conf</text:p>
        </text:list-item>
        <text:list-item>
          <text:p text:style-name="P65"><text:soft-page-break/>/etc/httpd/conf.d/nss.conf</text:p>
        </text:list-item>
        <text:list-item>
          <text:p text:style-name="P65">/etc/httpd/conf.d/ipa.conf</text:p>
        </text:list-item>
        <text:list-item>
          <text:p text:style-name="P65">/etc/ssh/sshd_config</text:p>
        </text:list-item>
        <text:list-item>
          <text:p text:style-name="P65">/etc/ssh/ssh_config</text:p>
        </text:list-item>
        <text:list-item>
          <text:p text:style-name="P65">/etc/krb5.conf</text:p>
        </text:list-item>
        <text:list-item>
          <text:p text:style-name="P65">/etc/ipa/ca.crt</text:p>
        </text:list-item>
        <text:list-item>
          <text:p text:style-name="P65">/etc/ipa/default.conf</text:p>
        </text:list-item>
        <text:list-item>
          <text:p text:style-name="P65">/etc/dirsrv/ds.keytab</text:p>
        </text:list-item>
        <text:list-item>
          <text:p text:style-name="P65">/etc/ntp.conf</text:p>
        </text:list-item>
        <text:list-item>
          <text:p text:style-name="P65">/etc/samba/smb.conf</text:p>
        </text:list-item>
        <text:list-item>
          <text:p text:style-name="P65">/etc/samba/samba.keytab</text:p>
        </text:list-item>
        <text:list-item>
          <text:p text:style-name="P65">/root/ca-agent.p12</text:p>
        </text:list-item>
        <text:list-item>
          <text:p text:style-name="P65">/root/cacert.p12</text:p>
        </text:list-item>
        <text:list-item>
          <text:p text:style-name="P65">/var/kerberos/krb5kdc/kdc.conf</text:p>
        </text:list-item>
        <text:list-item>
          <text:p text:style-name="P65">/etc/systemd/system/multi-user.target.wants/ipa.service</text:p>
        </text:list-item>
        <text:list-item>
          <text:p text:style-name="P65">/etc/systemd/system/multi-user.target.wants/sssd.service</text:p>
        </text:list-item>
        <text:list-item>
          <text:p text:style-name="P65">/etc/systemd/system/multi-user.target.wants/certmonger.service</text:p>
        </text:list-item>
        <text:list-item>
          <text:p text:style-name="P65">/etc/systemd/system/pki-tomcatd.target.wants/pki-tomcatd@pki-tomcat.service</text:p>
        </text:list-item>
        <text:list-item>
          <text:p text:style-name="P65">/var/run/ipa/services.list</text:p>
        </text:list-item>
        <text:list-item>
          <text:p text:style-name="P65">/etc/opendnssec/conf.xml</text:p>
        </text:list-item>
        <text:list-item>
          <text:p text:style-name="P65">/etc/opendnssec/kasp.xml</text:p>
        </text:list-item>
        <text:list-item>
          <text:p text:style-name="P65">/etc/ipa/dnssec/softhsm2.conf</text:p>
        </text:list-item>
        <text:list-item>
          <text:p text:style-name="P65">/etc/ipa/dnssec/softhsm_pin_so</text:p>
        </text:list-item>
        <text:list-item>
          <text:p text:style-name="P65">/etc/ipa/dnssec/ipa-ods-exporter.keytab</text:p>
        </text:list-item>
        <text:list-item>
          <text:p text:style-name="P65">/etc/ipa/dnssec/ipa-dnskeysyncd.keytab</text:p>
        </text:list-item>
        <text:list-item>
          <text:p text:style-name="P65">/etc/pki/nssdb/cert8.db</text:p>
        </text:list-item>
        <text:list-item>
          <text:p text:style-name="P65">/etc/pki/nssdb/key3.db</text:p>
        </text:list-item>
        <text:list-item>
          <text:p text:style-name="P65">/etc/pki/nssdb/secmod.db</text:p>
        </text:list-item>
        <text:list-item>
          <text:p text:style-name="P65">/etc/ipa/nssdb/cert8.db</text:p>
        </text:list-item>
        <text:list-item>
          <text:p text:style-name="P65">/etc/ipa/nssdb/key3.db</text:p>
        </text:list-item>
        <text:list-item>
          <text:p text:style-name="P65">/etc/ipa/nssdb/secmod.db</text:p>
        </text:list-item>
      </text:list>
      <text:p text:style-name="P1">Log Files and Directories</text:p>
      <text:list xml:id="list7704215029923651222" text:style-name="WWNum40">
        <text:list-item>
          <text:p text:style-name="P66">/var/log/pki-ca</text:p>
        </text:list-item>
        <text:list-item>
          <text:p text:style-name="P66">/var/log/pki/</text:p>
        </text:list-item>
        <text:list-item>
          <text:p text:style-name="P66">/var/log/dirsrv/slapd-PKI-IPA</text:p>
        </text:list-item>
        <text:list-item>
          <text:p text:style-name="P66">/var/log/httpd</text:p>
        </text:list-item>
        <text:list-item>
          <text:p text:style-name="P66">/var/log/ipaserver-install.log</text:p>
        </text:list-item>
        <text:list-item>
          <text:p text:style-name="P66">/var/log/kadmind.log</text:p>
        </text:list-item>
        <text:list-item>
          <text:p text:style-name="P66">/var/log/pki-ca-install.log</text:p>
        </text:list-item>
        <text:list-item>
          <text:p text:style-name="P66">/var/log/messages</text:p>
        </text:list-item>
        <text:list-item>
          <text:p text:style-name="P66">/var/log/ipaclient-install.log</text:p>
        </text:list-item>
        <text:list-item>
          <text:p text:style-name="P66">/var/log/secure</text:p>
        </text:list-item>
        <text:list-item>
          <text:p text:style-name="P66">/var/log/ipaserver-uninstall.log</text:p>
        </text:list-item>
        <text:list-item>
          <text:p text:style-name="P66">/var/log/pki-ca-uninstall.log</text:p>
        </text:list-item>
        <text:list-item>
          <text:p text:style-name="P66">/var/log/ipaclient-uninstall.log</text:p>
        </text:list-item>
        <text:list-item>
          <text:p text:style-name="P66">/var/named/data/named.run</text:p>
        </text:list-item>
      </text:list>
      <text:h text:style-name="P11" text:outline-level="1"><text:bookmark-start text:name="_Toc419464319"/><text:soft-page-break/>Appendix C - References<text:bookmark-end text:name="_Toc419464319"/></text:h>
      <text:p text:style-name="P68">The following is a list of references to refer to is there are issues during installation:</text:p>
      <text:p text:style-name="P68"/>
      <text:p text:style-name="P68">Red Hat Enterprise Linux 7 - Windows Integration Guide</text:p>
      <text:list xml:id="list5109434700171674756" text:style-name="WWNum46">
        <text:list-item>
          <text:p text:style-name="P67"><text:a xlink:type="simple" xlink:href="https://access.redhat.com/documentation/en-US/Red_Hat_Enterprise_Linux/7/html/Windows_Integration_Guide/index.html" text:style-name="Internet_20_link" text:visited-style-name="Visited_20_Internet_20_Link">https://access.redhat.com/documentation/en-US/Red_Hat_Enterprise_Linux/7/html/Windows_Integration_Guide/index.html</text:a></text:p>
        </text:list-item>
      </text:list>
      <text:p text:style-name="P1">Red Hat Enterprise Linux 7 - Linux Domain Identity, Authentication, and Policy Guide</text:p>
      <text:list xml:id="list104655337164433" text:continue-numbering="true" text:style-name="WWNum46">
        <text:list-item>
          <text:p text:style-name="P67"><text:a xlink:type="simple" xlink:href="https://access.redhat.com/documentation/en-US/Red_Hat_Enterprise_Linux/7/html/Linux_Domain_Identity_Authentication_and_Policy_Guide/index.html" text:style-name="Internet_20_link" text:visited-style-name="Visited_20_Internet_20_Link">https://access.redhat.com/documentation/en-US/Red_Hat_Enterprise_Linux/7/html/Linux_Domain_Identity_Authentication_and_Policy_Guide/index.html</text:a></text:p>
        </text:list-item>
      </text:list>
      <text:p text:style-name="P1">FreeIPA - Upstream Product to Red Hat IdM</text:p>
      <text:list xml:id="list104654195494504" text:continue-numbering="true" text:style-name="WWNum46">
        <text:list-item>
          <text:p text:style-name="P67"><text:a xlink:type="simple" xlink:href="http://www.freeipa.org/page/Main_Page" text:style-name="Internet_20_link" text:visited-style-name="Visited_20_Internet_20_Link">http://www.freeipa.org/page/Main_Page</text:a></text:p>
        </text:list-item>
      </text:list>
      <text:p text:style-name="P1">389 Directory Server - Component of the Red Hat IdM </text:p>
      <text:list xml:id="list104654531891054" text:continue-numbering="true" text:style-name="WWNum46">
        <text:list-item>
          <text:p text:style-name="P67"><text:a xlink:type="simple" xlink:href="http://directory.fedoraproject.org/index.html" text:style-name="Internet_20_link" text:visited-style-name="Visited_20_Internet_20_Link">http://directory.fedoraproject.org/index.html</text:a></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adornments="Regular" style:font-pitch="variable" style:font-charset="x-symbol"/>
    <style:font-face style:name="Wingdings" svg:font-family="Wingdings" style:font-adornments="Regular" style:font-pitch="variable" style:font-charset="x-symbol"/>
    <style:font-face style:name="F1" svg:font-family=""/>
    <style:font-face style:name="Arial4" svg:font-family="Arial"/>
    <style:font-face style:name="Lohit Devanagari1" svg:font-family="'Lohit Devanagari'"/>
    <style:font-face style:name="Courier New1" svg:font-family="'Courier New'" style:font-adornments="Regular"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Sylfaen" svg:font-family="Sylfaen" style:font-family-generic="roman" style:font-pitch="variable"/>
    <style:font-face style:name="Tahoma" svg:font-family="Tahoma" style:font-family-generic="roman" style:font-pitch="variable"/>
    <style:font-face style:name="Arial" svg:font-family="Arial" style:font-family-generic="swiss" style:font-pitch="variable"/>
    <style:font-face style:name="Arial2" svg:font-family="Arial" style:font-adornments="Regular" style:font-family-generic="swiss" style:font-pitch="variable"/>
    <style:font-face style:name="Cambria1" svg:font-family="Cambria" style:font-family-generic="swiss" style:font-pitch="variable"/>
    <style:font-face style:name="Liberation Sans" svg:font-family="'Liberation Sans'" style:font-family-generic="swiss" style:font-pitch="variable"/>
    <style:font-face style:name="F" svg:font-family="" style:font-family-generic="system" style:font-pitch="variable"/>
    <style:font-face style:name="Arial3"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Lohit Devanagari" svg:font-family="'Lohit Devanagari'" style:font-family-generic="system" style:font-pitch="variable"/>
    <style:font-face style:name="Lucida Sans Unicode" svg:font-family="'Lucida Sans Unicode'"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Calibri1" style:font-size-asian="10pt" style:language-asian="en" style:country-asian="US" style:font-name-complex="F" style:font-size-complex="10pt" style:language-complex="ar" style:country-complex="SA"/>
    </style:default-style>
    <style:default-style style:family="paragraph">
      <style:paragraph-properties fo:margin-top="0in" fo:margin-bottom="0.0835in" loext:contextual-spacing="false"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Calibri1" style:font-size-asian="10pt" style:language-asian="en" style:country-asian="US" style:font-name-complex="F"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style:writing-mode="lr-tb"/>
      <style:text-properties fo:font-size="11pt" style:font-size-asian="11pt" style:font-size-complex="11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ucida Sans Unicode" style:font-family-asian="'Lucida Sans Unicode'"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 style:default-outline-level="1" style:class="text">
      <style:paragraph-properties fo:margin-top="0.0835in" fo:margin-bottom="0.1665in" loext:contextual-spacing="false" fo:text-align="start" style:justify-single-word="false" fo:keep-together="always" fo:orphans="2" fo:widows="2" fo:keep-with-next="always" style:writing-mode="lr-tb"/>
      <style:text-properties fo:color="#244061" style:font-name="Arial" fo:font-family="Arial" style:font-family-generic="swiss" style:font-pitch="variable" fo:font-size="14pt" fo:font-weight="bold" style:font-name-asian="F" style:font-family-generic-asian="system" style:font-pitch-asian="variable" style:font-size-asian="14pt" style:font-weight-asian="bold" style:font-name-complex="Arial3" style:font-family-complex="Arial" style:font-family-generic-complex="system" style:font-pitch-complex="variable" style:font-size-complex="14pt" style:font-weight-complex="bold"/>
    </style:style>
    <style:style style:name="Text" style:family="paragraph" style:parent-style-name="Caption" style:auto-update="true" style:default-outline-level="" style:class="extra">
      <style:paragraph-properties fo:margin-top="0.0835in" fo:margin-bottom="0in" loext:contextual-spacing="false" fo:text-align="start" style:justify-single-word="false" fo:orphans="2" fo:widows="2" style:writing-mode="lr-tb"/>
      <style:text-properties fo:color="#365f91" style:font-name="Arial1" fo:font-family="Arial" style:font-family-generic="roman" style:font-pitch="variable" fo:font-weight="bold" style:font-name-asian="F" style:font-family-generic-asian="system" style:font-pitch-asian="variable" style:font-weight-asian="bold" style:font-name-complex="F1" style:font-size-complex="12pt"/>
    </style:style>
    <style:style style:name="Heading_20_2" style:display-name="Heading 2" style:family="paragraph" style:parent-style-name="Heading_20_1" style:next-style-name="Text" style:default-outline-level="2" style:class="text">
      <style:paragraph-properties fo:margin-top="0.0693in" fo:margin-bottom="0.0835in" loext:contextual-spacing="false"/>
      <style:text-properties fo:color="#365f91" fo:font-size="12pt" style:font-size-asian="12pt" style:font-name-complex="F" style:font-family-generic-complex="system" style:font-pitch-complex="variable" style:font-size-complex="13pt" style:font-weight-complex="normal"/>
    </style:style>
    <style:style style:name="Heading_20_3" style:display-name="Heading 3" style:family="paragraph" style:parent-style-name="Heading_20_2" style:next-style-name="Text" style:default-outline-level="3" style:class="text">
      <style:paragraph-properties fo:margin-top="0.028in" fo:margin-bottom="0.0835in" loext:contextual-spacing="false"/>
      <style:text-properties fo:color="#000000" style:font-name-complex="Arial3" style:font-family-complex="Arial" style:font-family-generic-complex="system" style:font-pitch-complex="variable" style:font-size-complex="12pt" style:font-weight-complex="bold"/>
    </style:style>
    <style:style style:name="Heading_20_4" style:display-name="Heading 4" style:family="paragraph" style:parent-style-name="Heading_20_3" style:next-style-name="Text" style:default-outline-level="4" style:class="text">
      <style:text-properties fo:font-style="italic" style:font-style-asian="italic" style:font-name-complex="F" style:font-family-generic-complex="system" style:font-pitch-complex="variable" style:font-style-complex="italic" style:font-weight-complex="normal"/>
    </style:style>
    <style:style style:name="Heading_20_5" style:display-name="Heading 5" style:family="paragraph" style:parent-style-name="Standard" style:next-style-name="Standard" style:default-outline-level="5" style:class="text">
      <style:paragraph-properties fo:margin-top="0.028in" fo:margin-bottom="0.139in" loext:contextual-spacing="false" fo:keep-together="always" fo:keep-with-next="always"/>
      <style:text-properties style:font-name="Arial1" fo:font-family="Arial" style:font-family-generic="roman" style:font-pitch="variable" fo:font-size="12pt" fo:font-style="italic" style:font-name-asian="F" style:font-family-generic-asian="system" style:font-pitch-asian="variable" style:font-size-asian="12pt" style:font-style-asian="italic" style:font-name-complex="Arial3" style:font-family-complex="Arial" style:font-family-generic-complex="system" style:font-pitch-complex="variable" style:font-size-complex="12pt"/>
    </style:style>
    <style:style style:name="Heading_20_6" style:display-name="Heading 6" style:family="paragraph" style:parent-style-name="Heading_20_5" style:next-style-name="Text" style:default-outline-level="6" style:list-style-name="" style:class="text">
      <style:paragraph-properties fo:margin-left="0.7in" fo:margin-right="0in" fo:text-indent="0in" style:auto-text-indent="false"/>
      <style:text-properties fo:font-size="11pt" fo:font-style="normal" fo:font-weight="bold" style:font-size-asian="11pt" style:font-style-asian="normal" style:font-weight-asian="bold" style:font-size-complex="11pt"/>
    </style:style>
    <style:style style:name="Heading_20_7" style:display-name="Heading 7" style:family="paragraph" style:parent-style-name="Standard" style:next-style-name="Standard" style:default-outline-level="7" style:class="text">
      <style:paragraph-properties fo:margin-top="0.139in" fo:margin-bottom="0in" loext:contextual-spacing="false" fo:keep-together="always" fo:keep-with-next="always"/>
      <style:text-properties fo:color="#404040" style:font-name="Cambria" fo:font-family="Cambria" style:font-family-generic="roman" style:font-pitch="variable" fo:font-style="italic" style:font-name-asian="F" style:font-family-generic-asian="system" style:font-pitch-asian="variable" style:font-style-asian="italic" style:font-name-complex="F" style:font-family-generic-complex="system" style:font-pitch-complex="variable" style:font-style-complex="italic"/>
    </style:style>
    <style:style style:name="Heading_20_8" style:display-name="Heading 8" style:family="paragraph" style:parent-style-name="Standard" style:next-style-name="Standard" style:default-outline-level="8" style:class="text">
      <style:paragraph-properties fo:margin-top="0.139in" fo:margin-bottom="0in" loext:contextual-spacing="false" fo:keep-together="always" fo:keep-with-next="always"/>
      <style:text-properties fo:color="#404040" style:font-name="Cambria" fo:font-family="Cambria" style:font-family-generic="roman" style:font-pitch="variable" style:font-name-asian="F" style:font-family-generic-asian="system" style:font-pitch-asian="variable" style:font-name-complex="F" style:font-family-generic-complex="system" style:font-pitch-complex="variable"/>
    </style:style>
    <style:style style:name="Heading_20_9" style:display-name="Heading 9" style:family="paragraph" style:parent-style-name="Standard" style:next-style-name="Standard" style:default-outline-level="9" style:class="text">
      <style:paragraph-properties fo:margin-top="0.139in" fo:margin-bottom="0in" loext:contextual-spacing="false" fo:keep-together="always" fo:keep-with-next="always"/>
      <style:text-properties fo:color="#404040" style:font-name="Cambria" fo:font-family="Cambria" style:font-family-generic="roman" style:font-pitch="variable" fo:font-style="italic" style:font-name-asian="F" style:font-family-generic-asian="system" style:font-pitch-asian="variable" style:font-style-asian="italic" style:font-name-complex="F" style:font-family-generic-complex="system" style:font-pitch-complex="variable" style:font-style-complex="italic"/>
    </style:style>
    <style:style style:name="Intense_20_Quote" style:display-name="Intense Quote" style:family="paragraph" style:parent-style-name="Standard" style:next-style-name="Standard" style:default-outline-level="">
      <style:paragraph-properties fo:margin-left="0.65in" fo:margin-right="0.65in" fo:margin-top="0.139in" fo:margin-bottom="0.1945in" loext:contextual-spacing="false" fo:text-indent="0in" style:auto-text-indent="false" fo:padding-left="0in" fo:padding-right="0in" fo:padding-top="0in" fo:padding-bottom="0.0555in" fo:border-left="none" fo:border-right="none" fo:border-top="none" fo:border-bottom="0.51pt solid #4f81bd"/>
      <style:text-properties fo:color="#4f81bd" fo:font-style="italic" fo:font-weight="bold" style:font-style-asian="italic" style:font-weight-asian="bold" style:font-style-complex="italic" style:font-weight-complex="bold"/>
    </style:style>
    <style:style style:name="Level_20_1_20_Bullet" style:display-name="Level 1 Bullet" style:family="paragraph" style:parent-style-name="Text" style:default-outline-level="">
      <style:paragraph-properties fo:margin-left="0.3799in" fo:margin-right="0in" fo:text-indent="-0.1299in" style:auto-text-indent="false"/>
    </style:style>
    <style:style style:name="Level_20_2_20_Bullet" style:display-name="Level 2 Bullet" style:family="paragraph" style:parent-style-name="Level_20_1_20_Bullet" style:default-outline-level="">
      <style:paragraph-properties fo:margin-left="0.5in" fo:margin-right="0in" fo:text-indent="-0.1252in" style:auto-text-indent="false"/>
    </style:style>
    <style:style style:name="Table_20_Text" style:display-name="Table Text" style:family="paragraph" style:parent-style-name="Standard" style:default-outline-level="">
      <style:paragraph-properties fo:margin-top="0in" fo:margin-bottom="0.0417in" loext:contextual-spacing="false" fo:text-align="justify" style:justify-single-word="false"/>
      <style:text-properties style:font-name="Arial1" fo:font-family="Arial" style:font-family-generic="roman" style:font-pitch="variable" style:font-name-complex="Arial3" style:font-family-complex="Arial" style:font-family-generic-complex="system" style:font-pitch-complex="variable"/>
    </style:style>
    <style:style style:name="Table_20_Header" style:display-name="Table Header" style:family="paragraph" style:parent-style-name="Table_20_Text" style:default-outline-level="">
      <style:paragraph-properties fo:text-align="center" style:justify-single-word="false"/>
      <style:text-properties fo:font-weight="bold" style:font-weight-asian="bold"/>
    </style:style>
    <style:style style:name="Table_20_Subheader" style:display-name="Table Subheader" style:family="paragraph" style:parent-style-name="Table_20_Header" style:next-style-name="Text" style:default-outline-level="">
      <style:paragraph-properties fo:text-align="start" style:justify-single-word="false"/>
      <style:text-properties fo:font-size="10pt" fo:font-style="italic" style:font-size-asian="10pt" style:font-style-asian="italic"/>
    </style:style>
    <style:style style:name="Quote" style:family="paragraph" style:parent-style-name="Text" style:next-style-name="Text" style:default-outline-level="">
      <style:text-properties fo:color="#000000" fo:font-style="italic" style:font-style-asian="italic" style:font-style-complex="italic"/>
    </style:style>
    <style:style style:name="TOC_20_Heading" style:display-name="TOC Heading" style:family="paragraph" style:parent-style-name="Heading_20_1" style:next-style-name="Standard" style:default-outline-level="" style:list-style-name="">
      <style:paragraph-properties fo:margin-top="0.3335in" fo:margin-bottom="0in" loext:contextual-spacing="false" fo:line-height="115%"/>
      <style:text-properties fo:color="#365f91" style:font-name="Cambria1" fo:font-family="Cambria" style:font-family-generic="swiss" style:font-pitch="variable" style:language-asian="ja" style:country-asian="JP" style:font-name-complex="F" style:font-family-generic-complex="system" style:font-pitch-complex="variable"/>
    </style:style>
    <style:style style:name="Contents_20_1" style:display-name="Contents 1" style:family="paragraph" style:parent-style-name="Standard" style:next-style-name="Standard" style:auto-update="true" style:default-outline-level="" style:class="index">
      <style:paragraph-properties fo:margin-top="0in" fo:margin-bottom="0.0693in" loext:contextual-spacing="false"/>
    </style:style>
    <style:style style:name="Contents_20_2" style:display-name="Contents 2" style:family="paragraph" style:parent-style-name="Standard" style:next-style-name="Standard" style:auto-update="true" style:default-outline-level="" style:class="index">
      <style:paragraph-properties fo:margin-left="0.139in" fo:margin-right="0in" fo:margin-top="0in" fo:margin-bottom="0.0693in" loext:contextual-spacing="false" fo:text-indent="0in" style:auto-text-indent="false"/>
    </style:style>
    <style:style style:name="Balloon_20_Text" style:display-name="Balloon Text" style:family="paragraph" style:parent-style-name="Standard" style:default-outline-level="">
      <style:paragraph-properties fo:margin-top="0in" fo:margin-bottom="0in" loext:contextual-spacing="false"/>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 style:family="paragraph" style:parent-style-name="Standard" style:default-outline-level="" style:class="extra">
      <style:paragraph-properties fo:margin-top="0in" fo:margin-bottom="0in" loext:contextual-spacing="false">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loext:contextual-spacing="false">
        <style:tab-stops>
          <style:tab-stop style:position="3.25in" style:type="center"/>
          <style:tab-stop style:position="6.5in" style:type="right"/>
        </style:tab-stops>
      </style:paragraph-properties>
    </style:style>
    <style:style style:name="annotation_20_text" style:display-name="annotation text" style:family="paragraph" style:parent-style-name="Standard" style:default-outline-level=""/>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Revision" style:family="paragraph" style:default-outline-level="">
      <style:paragraph-properties fo:margin-top="0in" fo:margin-bottom="0in" loext:contextual-spacing="false" fo:text-align="start" style:justify-single-word="false" fo:orphans="2" fo:widows="2" style:writing-mode="lr-tb"/>
    </style:style>
    <style:style style:name="caption" style:family="paragraph" style:parent-style-name="Standard" style:next-style-name="Standard" style:default-outline-level="">
      <style:paragraph-properties fo:margin-top="0.0835in" fo:margin-bottom="0.139in" loext:contextual-spacing="false" fo:text-align="center" style:justify-single-word="false"/>
      <style:text-properties style:font-name="Arial1" fo:font-family="Arial" style:font-family-generic="roman" style:font-pitch="variable" fo:font-style="italic" fo:font-weight="bold" style:font-style-asian="italic" style:font-weight-asian="bold" style:font-size-complex="9pt" style:font-weight-complex="bold"/>
    </style:style>
    <style:style style:name="table_20_of_20_figures" style:display-name="table of figures" style:family="paragraph" style:parent-style-name="Standard" style:next-style-name="Standard" style:default-outline-level="">
      <style:paragraph-properties fo:margin-top="0in" fo:margin-bottom="0in" loext:contextual-spacing="false"/>
    </style:style>
    <style:style style:name="Level_20_3_20_Bullet" style:display-name="Level 3 Bullet" style:family="paragraph" style:parent-style-name="Level_20_2_20_Bullet" style:default-outline-level="">
      <style:paragraph-properties fo:margin-left="1in" fo:margin-right="0in" fo:text-indent="-0.1252in" style:auto-text-indent="false"/>
    </style:style>
    <style:style style:name="Table_20_Bullet" style:display-name="Table Bullet" style:family="paragraph" style:parent-style-name="Standard" style:default-outline-level="">
      <style:paragraph-properties fo:margin-top="0in" fo:margin-bottom="0.0417in" loext:contextual-spacing="false"/>
      <style:text-properties style:font-name="Arial1" fo:font-family="Arial" style:font-family-generic="roman" style:font-pitch="variable" fo:font-size="9pt" style:font-size-asian="9pt" style:font-name-complex="Arial3" style:font-family-complex="Arial" style:font-family-generic-complex="system" style:font-pitch-complex="variable" style:font-size-complex="9pt"/>
    </style:style>
    <style:style style:name="Table_20_Bullet_20_2" style:display-name="Table Bullet 2" style:family="paragraph" style:parent-style-name="Table_20_Bullet" style:default-outline-level="">
      <style:paragraph-properties fo:margin-left="0.6752in" fo:margin-right="0in" fo:text-indent="-0.1252in" style:auto-text-indent="false"/>
    </style:style>
    <style:style style:name="Contents_20_3" style:display-name="Contents 3" style:family="paragraph" style:parent-style-name="Standard" style:next-style-name="Standard" style:auto-update="true" style:default-outline-level="" style:class="index">
      <style:paragraph-properties fo:margin-left="0.2799in" fo:margin-right="0in" fo:margin-top="0in" fo:margin-bottom="0.0835in" loext:contextual-spacing="false" fo:text-indent="0in" style:auto-text-indent="false">
        <style:tab-stops>
          <style:tab-stop style:position="0.7638in"/>
          <style:tab-stop style:position="7.4929in" style:type="right" style:leader-style="dotted" style:leader-text="."/>
        </style:tab-stops>
      </style:paragraph-properties>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text-properties style:font-name="Arial2" fo:font-family="Arial" style:font-style-name="Regular" style:font-family-generic="swiss" style:font-pitch="variable" fo:font-size="12pt"/>
    </style:style>
    <style:style style:name="Frame_20_contents" style:display-name="Frame contents" style:family="paragraph" style:parent-style-name="Standard" style:class="extra"/>
    <style:style style:name="Default_20_Paragraph_20_Font" style:display-name="Default Paragraph Font" style:family="text"/>
    <style:style style:name="Heading_20_1_20_Char" style:display-name="Heading 1 Char" style:family="text" style:parent-style-name="Default_20_Paragraph_20_Font">
      <style:text-properties fo:color="#244061" style:font-name="Arial1" fo:font-family="Arial" style:font-family-generic="roman" style:font-pitch="variable" fo:font-size="14pt" fo:font-weight="bold" style:font-name-asian="F" style:font-family-generic-asian="system" style:font-pitch-asian="variable" style:font-size-asian="14pt" style:font-weight-asian="bold" style:font-name-complex="Arial3" style:font-family-complex="Arial" style:font-family-generic-complex="system" style:font-pitch-complex="variable" style:font-size-complex="14pt" style:font-weight-complex="bold"/>
    </style:style>
    <style:style style:name="Heading_20_2_20_Char" style:display-name="Heading 2 Char" style:family="text" style:parent-style-name="Default_20_Paragraph_20_Font">
      <style:text-properties fo:color="#365f91" style:font-name="Arial1" fo:font-family="Arial" style:font-family-generic="roman" style:font-pitch="variable" fo:font-size="12pt" fo:font-weight="bold" style:font-name-asian="F" style:font-family-generic-asian="system" style:font-pitch-asian="variable" style:font-size-asian="12pt" style:font-weight-asian="bold" style:font-name-complex="F" style:font-family-generic-complex="system" style:font-pitch-complex="variable" style:font-size-complex="13pt"/>
    </style:style>
    <style:style style:name="Heading_20_3_20_Char" style:display-name="Heading 3 Char" style:family="text" style:parent-style-name="Default_20_Paragraph_20_Font">
      <style:text-properties fo:color="#000000" style:font-name="Arial1" fo:font-family="Arial" style:font-family-generic="roman" style:font-pitch="variable" fo:font-size="12pt" fo:font-weight="bold" style:font-name-asian="F" style:font-family-generic-asian="system" style:font-pitch-asian="variable" style:font-size-asian="12pt" style:font-weight-asian="bold" style:font-name-complex="Arial3" style:font-family-complex="Arial" style:font-family-generic-complex="system" style:font-pitch-complex="variable" style:font-size-complex="12pt" style:font-weight-complex="bold"/>
    </style:style>
    <style:style style:name="Heading_20_4_20_Char" style:display-name="Heading 4 Char" style:family="text" style:parent-style-name="Default_20_Paragraph_20_Font">
      <style:text-properties fo:color="#000000" style:font-name="Arial1" fo:font-family="Arial" style:font-family-generic="roman" style:font-pitch="variable" fo:font-size="12pt" fo:font-style="italic" fo:font-weight="bold" style:font-name-asian="F" style:font-family-generic-asian="system" style:font-pitch-asian="variable" style:font-size-asian="12pt" style:font-style-asian="italic" style:font-weight-asian="bold" style:font-name-complex="F" style:font-family-generic-complex="system" style:font-pitch-complex="variable" style:font-size-complex="12pt" style:font-style-complex="italic"/>
    </style:style>
    <style:style style:name="Heading_20_5_20_Char" style:display-name="Heading 5 Char" style:family="text" style:parent-style-name="Default_20_Paragraph_20_Font">
      <style:text-properties style:font-name="Arial1" fo:font-family="Arial" style:font-family-generic="roman" style:font-pitch="variable" fo:font-size="12pt" fo:font-style="italic" style:font-name-asian="F" style:font-family-generic-asian="system" style:font-pitch-asian="variable" style:font-size-asian="12pt" style:font-style-asian="italic" style:font-name-complex="Arial3" style:font-family-complex="Arial" style:font-family-generic-complex="system" style:font-pitch-complex="variable" style:font-size-complex="12pt"/>
    </style:style>
    <style:style style:name="Heading_20_6_20_Char" style:display-name="Heading 6 Char" style:family="text" style:parent-style-name="Default_20_Paragraph_20_Font">
      <style:text-properties style:font-name="Arial1" fo:font-family="Arial" style:font-family-generic="roman" style:font-pitch="variable" fo:font-size="11pt" fo:font-weight="bold" style:font-name-asian="F" style:font-family-generic-asian="system" style:font-pitch-asian="variable" style:font-size-asian="11pt" style:font-weight-asian="bold" style:font-name-complex="Arial3" style:font-family-complex="Arial" style:font-family-generic-complex="system" style:font-pitch-complex="variable" style:font-size-complex="11pt"/>
    </style:style>
    <style:style style:name="Heading_20_7_20_Char" style:display-name="Heading 7 Char" style:family="text" style:parent-style-name="Default_20_Paragraph_20_Font">
      <style:text-properties fo:color="#404040" style:font-name="Cambria" fo:font-family="Cambria" style:font-family-generic="roman" style:font-pitch="variable" fo:font-size="11pt" fo:font-style="italic" style:font-name-asian="F" style:font-family-generic-asian="system" style:font-pitch-asian="variable" style:font-size-asian="11pt" style:font-style-asian="italic" style:font-name-complex="F" style:font-family-generic-complex="system" style:font-pitch-complex="variable" style:font-size-complex="11pt" style:font-style-complex="italic"/>
    </style:style>
    <style:style style:name="Heading_20_8_20_Char" style:display-name="Heading 8 Char" style:family="text" style:parent-style-name="Default_20_Paragraph_20_Font">
      <style:text-properties fo:color="#404040" style:font-name="Cambria" fo:font-family="Cambria" style:font-family-generic="roman" style:font-pitch="variable" fo:font-size="11pt" style:font-name-asian="F" style:font-family-generic-asian="system" style:font-pitch-asian="variable" style:font-size-asian="11pt" style:font-name-complex="F" style:font-family-generic-complex="system" style:font-pitch-complex="variable" style:font-size-complex="11pt"/>
    </style:style>
    <style:style style:name="Heading_20_9_20_Char" style:display-name="Heading 9 Char" style:family="text" style:parent-style-name="Default_20_Paragraph_20_Font">
      <style:text-properties fo:color="#404040" style:font-name="Cambria" fo:font-family="Cambria" style:font-family-generic="roman" style:font-pitch="variable" fo:font-size="11pt" fo:font-style="italic" style:font-name-asian="F" style:font-family-generic-asian="system" style:font-pitch-asian="variable" style:font-size-asian="11pt" style:font-style-asian="italic" style:font-name-complex="F" style:font-family-generic-complex="system" style:font-pitch-complex="variable" style:font-size-complex="11pt" style:font-style-complex="italic"/>
    </style:style>
    <style:style style:name="Intense_20_Quote_20_Char" style:display-name="Intense Quote Char" style:family="text" style:parent-style-name="Default_20_Paragraph_20_Font">
      <style:text-properties fo:color="#4f81bd" fo:font-style="italic" fo:font-weight="bold" style:font-style-asian="italic" style:font-weight-asian="bold" style:font-style-complex="italic" style:font-weight-complex="bold"/>
    </style:style>
    <style:style style:name="Quote_20_Char" style:display-name="Quote Char" style:family="text" style:parent-style-name="Default_20_Paragraph_20_Font">
      <style:text-properties fo:color="#000000" style:font-name="Sylfaen" fo:font-family="Sylfaen" style:font-family-generic="roman" style:font-pitch="variable" fo:font-size="12pt" fo:font-style="italic" style:font-size-asian="12pt" style:font-style-asian="italic" style:font-size-complex="12pt" style:font-style-complex="italic"/>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style style:name="Comment_20_Subject_20_Char" style:display-name="Comment Subject Char" style:family="text" style:parent-style-name="Comment_20_Text_20_Char">
      <style:text-properties fo:font-weight="bold" style:font-weight-asian="bold" style:font-weight-complex="bold"/>
    </style:style>
    <style:style style:name="FollowedHyperlink" style:family="text" style:parent-style-name="Default_20_Paragraph_20_Font">
      <style:text-properties fo:color="#800080" style:text-underline-style="solid" style:text-underline-width="auto" style:text-underline-color="font-color"/>
    </style:style>
    <style:style style:name="ListLabel_20_1" style:display-name="ListLabel 1" style:family="text">
      <style:text-properties style:font-name-complex="Courier New2" style:font-family-complex="'Courier New'" style:font-family-generic-complex="system" style:font-pitch-complex="variable"/>
    </style:style>
    <style:style style:name="ListLabel_20_2" style:display-name="ListLabel 2" style:family="text">
      <style:text-properties style:font-name-asian="Times New Roman" style:font-family-asian="'Times New Roman'" style:font-family-generic-asian="system" style:font-pitch-asian="variable" style:font-name-complex="Arial3" style:font-family-complex="Arial" style:font-family-generic-complex="system" style:font-pitch-complex="variable"/>
    </style:style>
    <style:style style:name="Index_20_Link" style:display-name="Index Link"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1">
        <style:list-level-properties text:list-level-position-and-space-mode="label-alignment">
          <style:list-level-label-alignment text:label-followed-by="listtab" fo:text-indent="-0.3in" fo:margin-left="0.3in"/>
        </style:list-level-properties>
      </text:outline-level-style>
      <text:outline-level-style text:level="2" style:num-format="1" text:display-levels="2">
        <style:list-level-properties text:list-level-position-and-space-mode="label-alignment">
          <style:list-level-label-alignment text:label-followed-by="listtab" fo:text-indent="-0.4in" fo:margin-left="0.5252in"/>
        </style:list-level-properties>
      </text:outline-level-style>
      <text:outline-level-style text:level="3" style:num-format="1" text:display-levels="3">
        <style:list-level-properties text:list-level-position-and-space-mode="label-alignment">
          <style:list-level-label-alignment text:label-followed-by="listtab" fo:text-indent="-0.5in" fo:margin-left="0.8752in"/>
        </style:list-level-properties>
      </text:outline-level-style>
      <text:outline-level-style text:level="4" style:num-format="1" text:display-levels="4">
        <style:list-level-properties text:list-level-position-and-space-mode="label-alignment">
          <style:list-level-label-alignment text:label-followed-by="listtab" fo:text-indent="-0.6in" fo:margin-left="0.6in"/>
        </style:list-level-properties>
      </text:outline-level-style>
      <text:outline-level-style text:level="5" style:num-format="1" text:display-levels="5">
        <style:list-level-properties text:list-level-position-and-space-mode="label-alignment">
          <style:list-level-label-alignment text:label-followed-by="listtab"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1" text:display-levels="7">
        <style:list-level-properties text:list-level-position-and-space-mode="label-alignment">
          <style:list-level-label-alignment text:label-followed-by="listtab" fo:text-indent="-0.9in" fo:margin-left="0.9in"/>
        </style:list-level-properties>
      </text:outline-level-style>
      <text:outline-level-style text:level="8" style:num-format="1" text:display-levels="8">
        <style:list-level-properties text:list-level-position-and-space-mode="label-alignment">
          <style:list-level-label-alignment text:label-followed-by="listtab" fo:text-indent="-1in" fo:margin-left="1in"/>
        </style:list-level-properties>
      </text:outline-level-style>
      <text:outline-level-style text:level="9" style:num-format="1" text:display-levels="9">
        <style:list-level-properties text:list-level-position-and-space-mode="label-alignment">
          <style:list-level-label-alignment text:label-followed-by="listtab"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style:num-suffix="-" text:bullet-char="-">
        <style:list-level-properties text:list-level-position-and-space-mode="label-alignment">
          <style:list-level-label-alignment text:label-followed-by="listtab" fo:text-indent="-0.25in" fo:margin-left="0.5626in"/>
        </style:list-level-properties>
        <style:text-properties style:font-name="Arial2"/>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Courier New1"/>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 style:num-suffix="o" text:bullet-char="o">
        <style:list-level-properties text:list-level-position-and-space-mode="label-alignment">
          <style:list-level-label-alignment text:label-followed-by="listtab" fo:text-indent="-0.25in" fo:margin-left="0.5in"/>
        </style:list-level-properties>
        <style:text-properties style:font-name="Courier New1"/>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5252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8752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5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3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5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5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3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5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5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3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5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5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3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5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5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3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5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5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3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5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25in" fo:margin-left="0.6252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1252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6252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125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6252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1252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6252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1252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625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25in" fo:margin-left="0.6252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1252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6252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125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6252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1252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6252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1252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625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5252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8752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6">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7">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8">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9">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end" style:justify-single-word="false"/>
    </style:style>
    <style:style style:name="MP3" style:family="paragraph" style:parent-style-name="Header">
      <style:paragraph-properties fo:text-align="center" style:justify-single-word="false"/>
      <style:text-properties style:font-name="Courier New" fo:font-size="12pt" style:font-size-asian="12pt" style:font-name-complex="Courier New2" style:font-size-complex="12pt"/>
    </style:style>
    <style:style style:name="MT1" style:family="text">
      <style:text-properties fo:color="#1f497d" style:font-name="Arial1" fo:font-weight="bold" style:font-weight-asian="bold" style:font-name-complex="Arial3"/>
    </style:style>
    <style:page-layout style:name="Mpm1">
      <style:page-layout-properties fo:page-width="8.5in" fo:page-height="11in" style:num-format="1" style:print-orientation="portrait" fo:margin-top="0.4in" fo:margin-bottom="0.4in" fo:margin-left="0.5in" fo:margin-right="0.5in" style:writing-mode="lr-tb" style:layout-grid-color="#c0c0c0" style:layout-grid-lines="40"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1in" fo:margin-left="0in" fo:margin-right="0in" fo:margin-bottom="0.0602in" style:dynamic-spacing="true"/>
      </style:header-style>
      <style:footer-style>
        <style:header-footer-properties fo:min-height="0.1in" fo:margin-left="0in" fo:margin-right="0in" fo:margin-top="0.0602in" style:dynamic-spacing="true"/>
      </style:footer-style>
    </style:page-layout>
    <style:page-layout style:name="Mpm2">
      <style:page-layout-properties fo:page-width="8.5in" fo:page-height="11in" style:num-format="1" style:print-orientation="portrait" fo:margin-top="0.4in" fo:margin-bottom="0.5in" fo:margin-left="0.5in" fo:margin-right="0.5in" style:writing-mode="lr-tb" style:layout-grid-color="#c0c0c0" style:layout-grid-lines="40"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1in" fo:margin-left="0in" fo:margin-right="0in" fo:margin-bottom="0.0602in" style:dynamic-spacing="true"/>
      </style:header-style>
      <style:footer-style/>
    </style:page-layout>
  </office:automatic-styles>
  <office:master-styles>
    <style:master-page style:name="Standard" style:page-layout-name="Mpm1">
      <style:header>
        <text:p text:style-name="MP1"><text:span text:style-name="MT1">Red Hat Identity Management: Build Design Document</text:span></text:p>
      </style:header>
      <style:footer>
        <text:p text:style-name="MP2"><text:page-number text:select-page="current">19</text:page-number></text:p>
      </style:footer>
    </style:master-page>
    <style:master-page style:name="First_20_Page" style:display-name="First Page" style:page-layout-name="Mpm2" style:next-style-name="Standard">
      <style:header>
        <text:p text:style-name="MP3"/>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eirdre Fields</meta:initial-creator>
    <dc:creator>Daniel Rohr</dc:creator>
    <meta:editing-cycles>10</meta:editing-cycles>
    <meta:print-date>2014-02-18T19:33:00</meta:print-date>
    <meta:creation-date>2015-05-15T11:56:00</meta:creation-date>
    <dc:date>2016-01-25T10:46:53.381871825</dc:date>
    <meta:editing-duration>PT5H30M45S</meta:editing-duration>
    <meta:generator>LibreOffice/5.0.4.2$Linux_X86_64 LibreOffice_project/00$Build-2</meta:generator>
    <meta:document-statistic meta:table-count="4" meta:image-count="0" meta:object-count="0" meta:page-count="19" meta:paragraph-count="445" meta:word-count="2781" meta:character-count="18916" meta:non-whitespace-character-count="16826"/>
    <meta:user-defined meta:name="AppVersion">14.0000</meta:user-defined>
    <meta:user-defined meta:name="ContentTypeId">0x0101003A5D1E59B6E0364DAEFEE8B5CF56FB79</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